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3e58eb" officeooo:paragraph-rsid="003e58eb" style:font-weight-asian="bold" style:font-weight-complex="bold"/>
    </style:style>
    <style:style style:name="P3" style:family="paragraph" style:parent-style-name="Standard">
      <style:text-properties fo:font-weight="bold" officeooo:rsid="00569017" officeooo:paragraph-rsid="00569017" style:font-weight-asian="bold" style:font-weight-complex="bold"/>
    </style:style>
    <style:style style:name="P4" style:family="paragraph" style:parent-style-name="Standard">
      <style:text-properties fo:font-weight="bold" officeooo:rsid="000e15b4" officeooo:paragraph-rsid="00b8c2d8" style:font-weight-asian="bold" style:font-weight-complex="bold"/>
    </style:style>
    <style:style style:name="P5" style:family="paragraph" style:parent-style-name="Standard">
      <style:text-properties fo:font-weight="bold" officeooo:rsid="001465ed" officeooo:paragraph-rsid="001465e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weight="normal" officeooo:rsid="00973036" officeooo:paragraph-rsid="00973036" style:font-weight-asian="normal" style:font-weight-complex="normal"/>
    </style:style>
    <style:style style:name="P8" style:family="paragraph" style:parent-style-name="Standard">
      <style:text-properties fo:font-weight="normal" officeooo:rsid="00974ea0" officeooo:paragraph-rsid="00974ea0" style:font-weight-asian="normal" style:font-weight-complex="normal"/>
    </style:style>
    <style:style style:name="P9" style:family="paragraph" style:parent-style-name="Standard">
      <style:text-properties fo:font-weight="normal" officeooo:rsid="00985a5d" officeooo:paragraph-rsid="00985a5d" style:font-weight-asian="normal" style:font-weight-complex="normal"/>
    </style:style>
    <style:style style:name="P10" style:family="paragraph" style:parent-style-name="Standard">
      <style:text-properties fo:font-weight="normal" officeooo:rsid="009a5198" officeooo:paragraph-rsid="009a5198" style:font-weight-asian="normal" style:font-weight-complex="normal"/>
    </style:style>
    <style:style style:name="P11" style:family="paragraph" style:parent-style-name="Standard">
      <style:text-properties fo:font-weight="normal" officeooo:rsid="009a80cd" officeooo:paragraph-rsid="009a80cd" style:font-weight-asian="normal" style:font-weight-complex="normal"/>
    </style:style>
    <style:style style:name="P12" style:family="paragraph" style:parent-style-name="Standard">
      <style:text-properties fo:font-weight="normal" officeooo:rsid="009e7f06" officeooo:paragraph-rsid="009e7f06" style:font-weight-asian="normal" style:font-weight-complex="normal"/>
    </style:style>
    <style:style style:name="P13" style:family="paragraph" style:parent-style-name="Standard">
      <style:text-properties fo:font-weight="normal" officeooo:rsid="00a3468d" officeooo:paragraph-rsid="00a3468d" style:font-weight-asian="normal" style:font-weight-complex="normal"/>
    </style:style>
    <style:style style:name="P14" style:family="paragraph" style:parent-style-name="Standard">
      <style:text-properties fo:font-weight="normal" officeooo:rsid="00a3e535" officeooo:paragraph-rsid="00a3e535" style:font-weight-asian="normal" style:font-weight-complex="normal"/>
    </style:style>
    <style:style style:name="P15" style:family="paragraph" style:parent-style-name="Standard">
      <style:text-properties fo:font-weight="normal" officeooo:rsid="00a3e535" officeooo:paragraph-rsid="01588d49" style:font-weight-asian="normal" style:font-weight-complex="normal"/>
    </style:style>
    <style:style style:name="P16" style:family="paragraph" style:parent-style-name="Standard">
      <style:text-properties fo:font-weight="normal" officeooo:rsid="00af2700" officeooo:paragraph-rsid="00af2700" style:font-weight-asian="normal" style:font-weight-complex="normal"/>
    </style:style>
    <style:style style:name="P17" style:family="paragraph" style:parent-style-name="Standard">
      <style:text-properties fo:font-weight="normal" officeooo:rsid="002fca61" officeooo:paragraph-rsid="00b5d82d" style:font-weight-asian="normal" style:font-weight-complex="normal"/>
    </style:style>
    <style:style style:name="P18" style:family="paragraph" style:parent-style-name="Standard">
      <style:text-properties fo:font-weight="normal" officeooo:rsid="001bd645" officeooo:paragraph-rsid="00b5d82d" style:font-weight-asian="normal" style:font-weight-complex="normal"/>
    </style:style>
    <style:style style:name="P19" style:family="paragraph" style:parent-style-name="Standard">
      <style:text-properties fo:font-weight="normal" officeooo:rsid="001c9eba" officeooo:paragraph-rsid="00b5d82d" style:font-weight-asian="normal" style:font-weight-complex="normal"/>
    </style:style>
    <style:style style:name="P20" style:family="paragraph" style:parent-style-name="Standard">
      <style:text-properties fo:font-weight="normal" officeooo:rsid="001ef3e9" officeooo:paragraph-rsid="00b5d82d" style:font-weight-asian="normal" style:font-weight-complex="normal"/>
    </style:style>
    <style:style style:name="P21" style:family="paragraph" style:parent-style-name="Standard">
      <style:text-properties fo:font-weight="normal" officeooo:rsid="00215d28" officeooo:paragraph-rsid="00b5d82d" style:font-weight-asian="normal" style:font-weight-complex="normal"/>
    </style:style>
    <style:style style:name="P22" style:family="paragraph" style:parent-style-name="Standard">
      <style:text-properties fo:font-weight="normal" officeooo:rsid="0023bcb3" officeooo:paragraph-rsid="00b5d82d" style:font-weight-asian="normal" style:font-weight-complex="normal"/>
    </style:style>
    <style:style style:name="P23" style:family="paragraph" style:parent-style-name="Standard">
      <style:text-properties fo:font-weight="normal" officeooo:rsid="0024dee6" officeooo:paragraph-rsid="00b5d82d" style:font-weight-asian="normal" style:font-weight-complex="normal"/>
    </style:style>
    <style:style style:name="P24" style:family="paragraph" style:parent-style-name="Standard">
      <style:text-properties fo:font-weight="normal" officeooo:rsid="002c70a9" officeooo:paragraph-rsid="00b5d82d" style:font-weight-asian="normal" style:font-weight-complex="normal"/>
    </style:style>
    <style:style style:name="P25" style:family="paragraph" style:parent-style-name="Standard">
      <style:text-properties fo:font-weight="normal" officeooo:rsid="00a02344" officeooo:paragraph-rsid="00b8c2d8" style:font-weight-asian="normal" style:font-weight-complex="normal"/>
    </style:style>
    <style:style style:name="P26" style:family="paragraph" style:parent-style-name="Standard">
      <style:text-properties fo:font-weight="normal" officeooo:rsid="000d82c0" officeooo:paragraph-rsid="00942901" style:font-weight-asian="normal" style:font-weight-complex="normal"/>
    </style:style>
    <style:style style:name="P27" style:family="paragraph" style:parent-style-name="Standard">
      <style:text-properties fo:font-weight="normal" officeooo:rsid="000d82c0" officeooo:paragraph-rsid="00bb2d74" style:font-weight-asian="normal" style:font-weight-complex="normal"/>
    </style:style>
    <style:style style:name="P28" style:family="paragraph" style:parent-style-name="Standard">
      <style:text-properties fo:font-weight="normal" officeooo:rsid="00cbbaf4" officeooo:paragraph-rsid="00cbbaf4" style:font-weight-asian="normal" style:font-weight-complex="normal"/>
    </style:style>
    <style:style style:name="P29" style:family="paragraph" style:parent-style-name="Standard">
      <style:text-properties fo:font-weight="normal" officeooo:rsid="00cbbaf4" officeooo:paragraph-rsid="00cc2736" style:font-weight-asian="normal" style:font-weight-complex="normal"/>
    </style:style>
    <style:style style:name="P30" style:family="paragraph" style:parent-style-name="Standard">
      <style:text-properties fo:font-weight="normal" officeooo:rsid="00af2e08" officeooo:paragraph-rsid="00af2e08" style:font-weight-asian="normal" style:font-weight-complex="normal"/>
    </style:style>
    <style:style style:name="P31" style:family="paragraph" style:parent-style-name="Standard">
      <style:text-properties fo:font-weight="normal" officeooo:rsid="00d3f216" officeooo:paragraph-rsid="00c4b245" style:font-weight-asian="normal" style:font-weight-complex="normal"/>
    </style:style>
    <style:style style:name="P32" style:family="paragraph" style:parent-style-name="Standard">
      <style:text-properties fo:font-weight="normal" officeooo:rsid="00c0965d" officeooo:paragraph-rsid="00b105ce" style:font-weight-asian="normal" style:font-weight-complex="normal"/>
    </style:style>
    <style:style style:name="P33" style:family="paragraph" style:parent-style-name="Standard">
      <style:text-properties fo:font-weight="normal" officeooo:rsid="00d52095" officeooo:paragraph-rsid="00b105ce" style:font-weight-asian="normal" style:font-weight-complex="normal"/>
    </style:style>
    <style:style style:name="P34" style:family="paragraph" style:parent-style-name="Standard">
      <style:text-properties fo:font-weight="normal" officeooo:rsid="00da304f" officeooo:paragraph-rsid="00b105ce" style:font-weight-asian="normal" style:font-weight-complex="normal"/>
    </style:style>
    <style:style style:name="P35" style:family="paragraph" style:parent-style-name="Standard">
      <style:text-properties fo:font-weight="normal" officeooo:rsid="00da304f" officeooo:paragraph-rsid="00da304f" style:font-weight-asian="normal" style:font-weight-complex="normal"/>
    </style:style>
    <style:style style:name="P36" style:family="paragraph" style:parent-style-name="Standard">
      <style:text-properties fo:font-weight="normal" officeooo:rsid="00da304f" officeooo:paragraph-rsid="00deb5a9" style:font-weight-asian="normal" style:font-weight-complex="normal"/>
    </style:style>
    <style:style style:name="P37" style:family="paragraph" style:parent-style-name="Standard">
      <style:text-properties fo:font-weight="normal" officeooo:rsid="00deb5a9" officeooo:paragraph-rsid="00deb5a9" style:font-weight-asian="normal" style:font-weight-complex="normal"/>
    </style:style>
    <style:style style:name="P38" style:family="paragraph" style:parent-style-name="Standard">
      <style:text-properties fo:font-weight="normal" officeooo:rsid="00e592b2" officeooo:paragraph-rsid="00e592b2" style:font-weight-asian="normal" style:font-weight-complex="normal"/>
    </style:style>
    <style:style style:name="P39" style:family="paragraph" style:parent-style-name="Standard">
      <style:text-properties fo:font-weight="normal" officeooo:rsid="00e72272" officeooo:paragraph-rsid="00e72272" style:font-weight-asian="normal" style:font-weight-complex="normal"/>
    </style:style>
    <style:style style:name="P40" style:family="paragraph" style:parent-style-name="Standard">
      <style:text-properties fo:font-weight="normal" officeooo:rsid="00e72272" officeooo:paragraph-rsid="00da304f" style:font-weight-asian="normal" style:font-weight-complex="normal"/>
    </style:style>
    <style:style style:name="P41" style:family="paragraph" style:parent-style-name="Standard">
      <style:text-properties fo:font-weight="normal" officeooo:rsid="00e79adc" officeooo:paragraph-rsid="00e79adc" style:font-weight-asian="normal" style:font-weight-complex="normal"/>
    </style:style>
    <style:style style:name="P42" style:family="paragraph" style:parent-style-name="Standard">
      <style:text-properties fo:font-weight="normal" officeooo:rsid="00ea039d" officeooo:paragraph-rsid="00e91aba" style:font-weight-asian="normal" style:font-weight-complex="normal"/>
    </style:style>
    <style:style style:name="P43" style:family="paragraph" style:parent-style-name="Standard">
      <style:text-properties fo:font-weight="normal" officeooo:rsid="00759156" officeooo:paragraph-rsid="00f3a45a" style:font-weight-asian="normal" style:font-weight-complex="normal"/>
    </style:style>
    <style:style style:name="P44" style:family="paragraph" style:parent-style-name="Standard">
      <style:text-properties fo:font-weight="normal" officeooo:rsid="00f57a2f" officeooo:paragraph-rsid="00f57a2f" style:font-weight-asian="normal" style:font-weight-complex="normal"/>
    </style:style>
    <style:style style:name="P45" style:family="paragraph" style:parent-style-name="Standard">
      <style:text-properties fo:font-weight="normal" officeooo:rsid="00fbc499" officeooo:paragraph-rsid="00fbc499" style:font-weight-asian="normal" style:font-weight-complex="normal"/>
    </style:style>
    <style:style style:name="P46" style:family="paragraph" style:parent-style-name="Standard">
      <style:text-properties fo:font-weight="normal" officeooo:rsid="00fc1d97" officeooo:paragraph-rsid="00fc1d97" style:font-weight-asian="normal" style:font-weight-complex="normal"/>
    </style:style>
    <style:style style:name="P47" style:family="paragraph" style:parent-style-name="Standard">
      <style:text-properties fo:font-weight="normal" officeooo:rsid="00f96548" officeooo:paragraph-rsid="00f96548" style:font-weight-asian="normal" style:font-weight-complex="normal"/>
    </style:style>
    <style:style style:name="P48" style:family="paragraph" style:parent-style-name="Standard">
      <style:text-properties fo:font-weight="normal" officeooo:rsid="010360cc" officeooo:paragraph-rsid="0102af2b" style:font-weight-asian="normal" style:font-weight-complex="normal"/>
    </style:style>
    <style:style style:name="P49" style:family="paragraph" style:parent-style-name="Standard">
      <style:text-properties fo:font-weight="normal" officeooo:rsid="00fb14e7" officeooo:paragraph-rsid="00fb14e7" style:font-weight-asian="normal" style:font-weight-complex="normal"/>
    </style:style>
    <style:style style:name="P50" style:family="paragraph" style:parent-style-name="Standard">
      <style:text-properties fo:font-weight="normal" officeooo:rsid="0107df49" officeooo:paragraph-rsid="0112d661" style:font-weight-asian="normal" style:font-weight-complex="normal"/>
    </style:style>
    <style:style style:name="P51" style:family="paragraph" style:parent-style-name="Standard">
      <style:text-properties fo:font-weight="normal" officeooo:rsid="0107df49" officeooo:paragraph-rsid="010dfec6" style:font-weight-asian="normal" style:font-weight-complex="normal"/>
    </style:style>
    <style:style style:name="P52" style:family="paragraph" style:parent-style-name="Standard">
      <style:text-properties fo:font-weight="normal" officeooo:rsid="010dfec6" officeooo:paragraph-rsid="0112d661" style:font-weight-asian="normal" style:font-weight-complex="normal"/>
    </style:style>
    <style:style style:name="P53" style:family="paragraph" style:parent-style-name="Standard">
      <style:text-properties fo:font-weight="normal" officeooo:rsid="010dfec6" officeooo:paragraph-rsid="010dfec6" style:font-weight-asian="normal" style:font-weight-complex="normal"/>
    </style:style>
    <style:style style:name="P54" style:family="paragraph" style:parent-style-name="Standard">
      <style:text-properties fo:font-weight="normal" officeooo:rsid="010ba2ab" officeooo:paragraph-rsid="010fce91" style:font-weight-asian="normal" style:font-weight-complex="normal"/>
    </style:style>
    <style:style style:name="P55" style:family="paragraph" style:parent-style-name="Standard">
      <style:text-properties fo:font-weight="normal" officeooo:rsid="009deeb2" officeooo:paragraph-rsid="00cc2736" style:font-weight-asian="normal" style:font-weight-complex="normal"/>
    </style:style>
    <style:style style:name="P56" style:family="paragraph" style:parent-style-name="Standard">
      <style:text-properties fo:font-weight="normal" officeooo:rsid="009deeb2" officeooo:paragraph-rsid="009deeb2" style:font-weight-asian="normal" style:font-weight-complex="normal"/>
    </style:style>
    <style:style style:name="P57" style:family="paragraph" style:parent-style-name="Standard">
      <style:text-properties fo:font-weight="normal" officeooo:rsid="009deeb2" officeooo:paragraph-rsid="015a3c88" style:font-weight-asian="normal" style:font-weight-complex="normal"/>
    </style:style>
    <style:style style:name="P58" style:family="paragraph" style:parent-style-name="Standard">
      <style:text-properties fo:font-weight="normal" officeooo:rsid="0155cef4" officeooo:paragraph-rsid="0155cef4" style:font-weight-asian="normal" style:font-weight-complex="normal"/>
    </style:style>
    <style:style style:name="P59" style:family="paragraph" style:parent-style-name="Standard">
      <style:text-properties fo:font-weight="normal" officeooo:paragraph-rsid="00bb2d74" style:font-weight-asian="normal" style:font-weight-complex="normal"/>
    </style:style>
    <style:style style:name="P60" style:family="paragraph" style:parent-style-name="Standard">
      <style:text-properties fo:font-weight="normal" officeooo:rsid="0005aae1" officeooo:paragraph-rsid="01588d49" style:font-weight-asian="normal" style:font-weight-complex="normal"/>
    </style:style>
    <style:style style:name="P61" style:family="paragraph" style:parent-style-name="Standard">
      <style:text-properties fo:font-weight="normal" officeooo:rsid="01500877" officeooo:paragraph-rsid="014e6209" style:font-weight-asian="normal" style:font-weight-complex="normal"/>
    </style:style>
    <style:style style:name="P62" style:family="paragraph" style:parent-style-name="Standard">
      <style:text-properties fo:font-weight="normal" officeooo:rsid="00cc2736" officeooo:paragraph-rsid="00cc2736" style:font-weight-asian="normal" style:font-weight-complex="normal"/>
    </style:style>
    <style:style style:name="P63" style:family="paragraph" style:parent-style-name="Standard">
      <style:text-properties officeooo:paragraph-rsid="003abf4b"/>
    </style:style>
    <style:style style:name="P64" style:family="paragraph" style:parent-style-name="Standard">
      <style:text-properties officeooo:paragraph-rsid="003e58eb"/>
    </style:style>
    <style:style style:name="P65" style:family="paragraph" style:parent-style-name="Standard">
      <style:text-properties officeooo:paragraph-rsid="00432f2a"/>
    </style:style>
    <style:style style:name="P66" style:family="paragraph" style:parent-style-name="Standard">
      <style:text-properties officeooo:paragraph-rsid="005350e6"/>
    </style:style>
    <style:style style:name="P67" style:family="paragraph" style:parent-style-name="Standard">
      <style:text-properties officeooo:paragraph-rsid="00569017"/>
    </style:style>
    <style:style style:name="P68" style:family="paragraph" style:parent-style-name="Standard">
      <style:text-properties officeooo:paragraph-rsid="005c8c31"/>
    </style:style>
    <style:style style:name="P69" style:family="paragraph" style:parent-style-name="Standard">
      <style:text-properties officeooo:paragraph-rsid="005e38b5"/>
    </style:style>
    <style:style style:name="P70" style:family="paragraph" style:parent-style-name="Standard">
      <style:text-properties officeooo:paragraph-rsid="005f5d3f"/>
    </style:style>
    <style:style style:name="P71" style:family="paragraph" style:parent-style-name="Standard">
      <style:text-properties officeooo:paragraph-rsid="0061267b"/>
    </style:style>
    <style:style style:name="P72" style:family="paragraph" style:parent-style-name="Standard">
      <style:text-properties officeooo:paragraph-rsid="00648934"/>
    </style:style>
    <style:style style:name="P73" style:family="paragraph" style:parent-style-name="Standard">
      <style:text-properties officeooo:rsid="005c8c31" officeooo:paragraph-rsid="005c8c31" fo:background-color="#81d41a"/>
    </style:style>
    <style:style style:name="P74" style:family="paragraph" style:parent-style-name="Standard">
      <style:text-properties officeooo:rsid="00705c62" officeooo:paragraph-rsid="00705c62"/>
    </style:style>
    <style:style style:name="P75" style:family="paragraph" style:parent-style-name="Standard">
      <style:text-properties officeooo:paragraph-rsid="00759156"/>
    </style:style>
    <style:style style:name="P76" style:family="paragraph" style:parent-style-name="Standard">
      <style:text-properties officeooo:rsid="00759156" officeooo:paragraph-rsid="00759156"/>
    </style:style>
    <style:style style:name="P77" style:family="paragraph" style:parent-style-name="Standard">
      <style:text-properties officeooo:paragraph-rsid="00aca2c3"/>
    </style:style>
    <style:style style:name="P78" style:family="paragraph" style:parent-style-name="Standard">
      <style:text-properties officeooo:rsid="0005aae1" officeooo:paragraph-rsid="00b8c2d8"/>
    </style:style>
    <style:style style:name="P79" style:family="paragraph" style:parent-style-name="Standard">
      <style:text-properties officeooo:rsid="0005aae1" officeooo:paragraph-rsid="01588d49"/>
    </style:style>
    <style:style style:name="P80" style:family="paragraph" style:parent-style-name="Standard">
      <style:text-properties officeooo:rsid="002b2906" officeooo:paragraph-rsid="00b5d82d"/>
    </style:style>
    <style:style style:name="P81" style:family="paragraph" style:parent-style-name="Standard">
      <style:text-properties officeooo:paragraph-rsid="00b5d82d"/>
    </style:style>
    <style:style style:name="P82" style:family="paragraph" style:parent-style-name="Standard">
      <style:text-properties officeooo:paragraph-rsid="000e15b4"/>
    </style:style>
    <style:style style:name="P83" style:family="paragraph" style:parent-style-name="Standard">
      <style:text-properties officeooo:paragraph-rsid="00b8c2d8"/>
    </style:style>
    <style:style style:name="P84" style:family="paragraph" style:parent-style-name="Standard">
      <style:text-properties officeooo:paragraph-rsid="000d82c0"/>
    </style:style>
    <style:style style:name="P85" style:family="paragraph" style:parent-style-name="Standard">
      <style:text-properties officeooo:paragraph-rsid="0011460c"/>
    </style:style>
    <style:style style:name="P86" style:family="paragraph" style:parent-style-name="Standard">
      <style:text-properties officeooo:paragraph-rsid="0086b1d9"/>
    </style:style>
    <style:style style:name="P87" style:family="paragraph" style:parent-style-name="Standard">
      <style:text-properties officeooo:rsid="001465ed" officeooo:paragraph-rsid="0086b1d9" fo:background-color="transparent"/>
    </style:style>
    <style:style style:name="P88" style:family="paragraph" style:parent-style-name="Standard">
      <style:text-properties officeooo:rsid="001465ed" officeooo:paragraph-rsid="001465ed"/>
    </style:style>
    <style:style style:name="P89" style:family="paragraph" style:parent-style-name="Standard">
      <style:text-properties officeooo:paragraph-rsid="0015f754"/>
    </style:style>
    <style:style style:name="P90" style:family="paragraph" style:parent-style-name="Standard">
      <style:text-properties officeooo:paragraph-rsid="001902f9"/>
    </style:style>
    <style:style style:name="P91" style:family="paragraph" style:parent-style-name="Standard">
      <style:text-properties officeooo:paragraph-rsid="00b105ce"/>
    </style:style>
    <style:style style:name="P92" style:family="paragraph" style:parent-style-name="Standard">
      <style:text-properties officeooo:rsid="00c4b245" officeooo:paragraph-rsid="00c4b245"/>
    </style:style>
    <style:style style:name="P93" style:family="paragraph" style:parent-style-name="Standard">
      <style:text-properties officeooo:paragraph-rsid="00c4b245"/>
    </style:style>
    <style:style style:name="P94" style:family="paragraph" style:parent-style-name="Standard">
      <style:text-properties officeooo:paragraph-rsid="00da304f"/>
    </style:style>
    <style:style style:name="P95" style:family="paragraph" style:parent-style-name="Standard">
      <style:text-properties officeooo:paragraph-rsid="00deb5a9"/>
    </style:style>
    <style:style style:name="P96" style:family="paragraph" style:parent-style-name="Standard">
      <style:text-properties officeooo:paragraph-rsid="00e592b2"/>
    </style:style>
    <style:style style:name="P97" style:family="paragraph" style:parent-style-name="Standard">
      <style:text-properties officeooo:paragraph-rsid="00e79adc"/>
    </style:style>
    <style:style style:name="P98" style:family="paragraph" style:parent-style-name="Standard">
      <style:text-properties officeooo:paragraph-rsid="00ea039d"/>
    </style:style>
    <style:style style:name="P99" style:family="paragraph" style:parent-style-name="Standard">
      <style:text-properties officeooo:paragraph-rsid="00ebd208"/>
    </style:style>
    <style:style style:name="P100" style:family="paragraph" style:parent-style-name="Standard">
      <style:text-properties officeooo:paragraph-rsid="00f3a45a"/>
    </style:style>
    <style:style style:name="P101" style:family="paragraph" style:parent-style-name="Standard">
      <style:text-properties officeooo:paragraph-rsid="00f57a2f"/>
    </style:style>
    <style:style style:name="P102" style:family="paragraph" style:parent-style-name="Standard">
      <style:text-properties officeooo:rsid="00f96548" officeooo:paragraph-rsid="00f96548"/>
    </style:style>
    <style:style style:name="P103" style:family="paragraph" style:parent-style-name="Standard">
      <style:text-properties officeooo:paragraph-rsid="00fc5282"/>
    </style:style>
    <style:style style:name="P104" style:family="paragraph" style:parent-style-name="Standard">
      <style:text-properties officeooo:paragraph-rsid="010360cc"/>
    </style:style>
    <style:style style:name="P105" style:family="paragraph" style:parent-style-name="Standard">
      <style:text-properties officeooo:paragraph-rsid="010dfec6"/>
    </style:style>
    <style:style style:name="P106" style:family="paragraph" style:parent-style-name="Standard">
      <style:text-properties officeooo:paragraph-rsid="010fce91"/>
    </style:style>
    <style:style style:name="P107" style:family="paragraph" style:parent-style-name="Standard">
      <style:text-properties officeooo:paragraph-rsid="0112d661"/>
    </style:style>
    <style:style style:name="P108" style:family="paragraph" style:parent-style-name="Standard">
      <style:text-properties officeooo:paragraph-rsid="011c0bad"/>
    </style:style>
    <style:style style:name="P109" style:family="paragraph" style:parent-style-name="Standard">
      <style:text-properties officeooo:paragraph-rsid="006da21c"/>
    </style:style>
    <style:style style:name="P110" style:family="paragraph" style:parent-style-name="Standard">
      <style:text-properties officeooo:paragraph-rsid="0066c309"/>
    </style:style>
    <style:style style:name="P111" style:family="paragraph" style:parent-style-name="Standard">
      <style:text-properties officeooo:paragraph-rsid="01393ae5"/>
    </style:style>
    <style:style style:name="P112" style:family="paragraph" style:parent-style-name="Standard">
      <style:text-properties officeooo:paragraph-rsid="00657c3f"/>
    </style:style>
    <style:style style:name="P113" style:family="paragraph" style:parent-style-name="Standard">
      <style:text-properties officeooo:paragraph-rsid="003eb0f4"/>
    </style:style>
    <style:style style:name="P114" style:family="paragraph" style:parent-style-name="Standard">
      <style:text-properties officeooo:paragraph-rsid="00cc2736"/>
    </style:style>
    <style:style style:name="P115" style:family="paragraph" style:parent-style-name="Standard">
      <style:text-properties officeooo:paragraph-rsid="014e6209"/>
    </style:style>
    <style:style style:name="P116" style:family="paragraph" style:parent-style-name="Standard">
      <style:text-properties officeooo:paragraph-rsid="01515087"/>
    </style:style>
    <style:style style:name="P117" style:family="paragraph" style:parent-style-name="Standard">
      <style:text-properties officeooo:paragraph-rsid="0155c1c6"/>
    </style:style>
    <style:style style:name="P118" style:family="paragraph" style:parent-style-name="Standard">
      <style:text-properties officeooo:paragraph-rsid="01588d49"/>
    </style:style>
    <style:style style:name="P119" style:family="paragraph" style:parent-style-name="Standard">
      <style:text-properties officeooo:paragraph-rsid="0160710e"/>
    </style:style>
    <style:style style:name="P120" style:family="paragraph" style:parent-style-name="Standard">
      <style:text-properties officeooo:paragraph-rsid="0161bbc5"/>
    </style:style>
    <style:style style:name="P121" style:family="paragraph" style:parent-style-name="Standard">
      <style:paragraph-properties fo:break-before="page"/>
      <style:text-properties fo:font-weight="bold" officeooo:rsid="00705c62" officeooo:paragraph-rsid="00705c62" style:font-weight-asian="bold" style:font-weight-complex="bold"/>
    </style:style>
    <style:style style:name="P122" style:family="paragraph" style:parent-style-name="Standard">
      <style:paragraph-properties fo:break-before="page"/>
      <style:text-properties fo:font-weight="bold" officeooo:rsid="001bd645" officeooo:paragraph-rsid="00b5d82d" style:font-weight-asian="bold" style:font-weight-complex="bold"/>
    </style:style>
    <style:style style:name="P123" style:family="paragraph" style:parent-style-name="Standard">
      <style:paragraph-properties fo:break-before="page"/>
      <style:text-properties fo:font-weight="normal" officeooo:rsid="00973036" officeooo:paragraph-rsid="00973036" style:font-weight-asian="normal" style:font-weight-complex="normal"/>
    </style:style>
    <style:style style:name="P124" style:family="paragraph" style:parent-style-name="Standard">
      <style:paragraph-properties fo:break-before="page"/>
      <style:text-properties style:text-underline-style="solid" style:text-underline-width="auto" style:text-underline-color="font-color" fo:font-weight="normal" officeooo:rsid="009a80cd" officeooo:paragraph-rsid="009a80cd" style:font-weight-asian="normal" style:font-weight-complex="normal"/>
    </style:style>
    <style:style style:name="P125" style:family="paragraph" style:parent-style-name="Standard">
      <style:paragraph-properties fo:break-before="page"/>
      <style:text-properties style:text-underline-style="solid" style:text-underline-width="auto" style:text-underline-color="font-color" fo:font-weight="normal" officeooo:rsid="009a5198" officeooo:paragraph-rsid="009a5198" style:font-weight-asian="normal" style:font-weight-complex="normal"/>
    </style:style>
    <style:style style:name="P126" style:family="paragraph" style:parent-style-name="Standard">
      <style:paragraph-properties fo:break-before="page"/>
      <style:text-properties style:text-underline-style="solid" style:text-underline-width="auto" style:text-underline-color="font-color" fo:font-weight="normal" officeooo:rsid="00a3e535" officeooo:paragraph-rsid="00a3e535" style:font-weight-asian="normal" style:font-weight-complex="normal"/>
    </style:style>
    <style:style style:name="P127" style:family="paragraph" style:parent-style-name="Standard">
      <style:paragraph-properties fo:break-before="page"/>
      <style:text-properties style:text-underline-style="solid" style:text-underline-width="auto" style:text-underline-color="font-color" fo:font-weight="normal" officeooo:rsid="00a3e535" officeooo:paragraph-rsid="01588d49" style:font-weight-asian="normal" style:font-weight-complex="normal"/>
    </style:style>
    <style:style style:name="P128" style:family="paragraph" style:parent-style-name="Standard">
      <style:paragraph-properties fo:break-before="page"/>
      <style:text-properties style:text-underline-style="solid" style:text-underline-width="auto" style:text-underline-color="font-color" fo:font-weight="normal" officeooo:rsid="00af2700" officeooo:paragraph-rsid="00af2700" style:font-weight-asian="normal" style:font-weight-complex="normal"/>
    </style:style>
    <style:style style:name="P129" style:family="paragraph" style:parent-style-name="Standard">
      <style:paragraph-properties fo:break-before="page"/>
      <style:text-properties officeooo:paragraph-rsid="00a3e535"/>
    </style:style>
    <style:style style:name="P130" style:family="paragraph" style:parent-style-name="Standard">
      <style:paragraph-properties fo:break-before="page"/>
      <style:text-properties officeooo:paragraph-rsid="01588d49"/>
    </style:style>
    <style:style style:name="P131" style:family="paragraph" style:parent-style-name="Standard">
      <style:text-properties officeooo:rsid="016752e4" officeooo:paragraph-rsid="016752e4"/>
    </style:style>
    <style:style style:name="P132" style:family="paragraph" style:parent-style-name="Standard" style:list-style-name="L1">
      <style:text-properties officeooo:paragraph-rsid="00f1466b"/>
    </style:style>
    <style:style style:name="P133" style:family="paragraph" style:parent-style-name="Standard" style:list-style-name="L1">
      <style:text-properties officeooo:paragraph-rsid="013a02c9"/>
    </style:style>
    <style:style style:name="P134" style:family="paragraph" style:parent-style-name="Standard" style:list-style-name="L1">
      <style:text-properties officeooo:paragraph-rsid="00c7c8e2"/>
    </style:style>
    <style:style style:name="P135" style:family="paragraph" style:parent-style-name="Standard" style:list-style-name="L1">
      <style:text-properties officeooo:paragraph-rsid="013d7769"/>
    </style:style>
    <style:style style:name="P136" style:family="paragraph" style:parent-style-name="Standard" style:list-style-name="L1">
      <style:text-properties officeooo:paragraph-rsid="00c8b9e7"/>
    </style:style>
    <style:style style:name="P137" style:family="paragraph" style:parent-style-name="Standard" style:list-style-name="L1">
      <style:text-properties officeooo:paragraph-rsid="00c51413"/>
    </style:style>
    <style:style style:name="P138" style:family="paragraph" style:parent-style-name="Standard" style:list-style-name="L1">
      <style:text-properties officeooo:paragraph-rsid="009a80cd"/>
    </style:style>
    <style:style style:name="P139" style:family="paragraph" style:parent-style-name="Standard" style:list-style-name="L1">
      <style:text-properties officeooo:paragraph-rsid="00f64901"/>
    </style:style>
    <style:style style:name="P140" style:family="paragraph" style:parent-style-name="Standard" style:list-style-name="L1">
      <style:text-properties fo:font-weight="normal" officeooo:rsid="00c5ce39" officeooo:paragraph-rsid="00c5ce39" style:font-weight-asian="normal" style:font-weight-complex="normal"/>
    </style:style>
    <style:style style:name="P141" style:family="paragraph" style:parent-style-name="Standard" style:list-style-name="L1">
      <style:text-properties fo:font-weight="normal" officeooo:rsid="009a80cd" officeooo:paragraph-rsid="00ca67ca" style:font-weight-asian="normal" style:font-weight-complex="normal"/>
    </style:style>
    <style:style style:name="P142" style:family="paragraph" style:parent-style-name="Standard" style:list-style-name="L1">
      <style:text-properties fo:font-weight="normal" officeooo:rsid="00c8b9e7" officeooo:paragraph-rsid="00c8b9e7" style:font-weight-asian="normal" style:font-weight-complex="normal"/>
    </style:style>
    <style:style style:name="P143" style:family="paragraph" style:parent-style-name="Standard" style:list-style-name="L1">
      <style:text-properties officeooo:rsid="00f674be" officeooo:paragraph-rsid="00f674be"/>
    </style:style>
    <style:style style:name="P144" style:family="paragraph" style:parent-style-name="Standard" style:list-style-name="L2">
      <style:text-properties officeooo:paragraph-rsid="00a3e535"/>
    </style:style>
    <style:style style:name="P145" style:family="paragraph" style:parent-style-name="Standard" style:list-style-name="L2">
      <style:text-properties officeooo:rsid="00a90001" officeooo:paragraph-rsid="00a90001"/>
    </style:style>
    <style:style style:name="T1" style:family="text">
      <style:text-properties officeooo:rsid="0005ad65"/>
    </style:style>
    <style:style style:name="T2" style:family="text">
      <style:text-properties officeooo:rsid="0006d359"/>
    </style:style>
    <style:style style:name="T3" style:family="text">
      <style:text-properties officeooo:rsid="000882af"/>
    </style:style>
    <style:style style:name="T4" style:family="text">
      <style:text-properties officeooo:rsid="0009edea"/>
    </style:style>
    <style:style style:name="T5" style:family="text">
      <style:text-properties officeooo:rsid="000a6ecb"/>
    </style:style>
    <style:style style:name="T6" style:family="text">
      <style:text-properties officeooo:rsid="000bfcb2"/>
    </style:style>
    <style:style style:name="T7" style:family="text">
      <style:text-properties officeooo:rsid="000d283f"/>
    </style:style>
    <style:style style:name="T8" style:family="text">
      <style:text-properties officeooo:rsid="00103131"/>
    </style:style>
    <style:style style:name="T9" style:family="text">
      <style:text-properties officeooo:rsid="00106711"/>
    </style:style>
    <style:style style:name="T10" style:family="text">
      <style:text-properties officeooo:rsid="0011265c"/>
    </style:style>
    <style:style style:name="T11" style:family="text">
      <style:text-properties officeooo:rsid="0011460c"/>
    </style:style>
    <style:style style:name="T12" style:family="text">
      <style:text-properties officeooo:rsid="0015f754"/>
    </style:style>
    <style:style style:name="T13" style:family="text">
      <style:text-properties officeooo:rsid="0017f543"/>
    </style:style>
    <style:style style:name="T14" style:family="text">
      <style:text-properties officeooo:rsid="0018485e"/>
    </style:style>
    <style:style style:name="T15" style:family="text">
      <style:text-properties officeooo:rsid="0018bc46"/>
    </style:style>
    <style:style style:name="T16" style:family="text">
      <style:text-properties officeooo:rsid="001902f9"/>
    </style:style>
    <style:style style:name="T17" style:family="text">
      <style:text-properties officeooo:rsid="001930dd"/>
    </style:style>
    <style:style style:name="T18" style:family="text">
      <style:text-properties fo:font-style="italic" officeooo:rsid="001930dd" style:font-style-asian="italic" style:font-style-complex="italic"/>
    </style:style>
    <style:style style:name="T19" style:family="text">
      <style:text-properties fo:font-style="italic" officeooo:rsid="006bbce3" style:font-style-asian="italic" style:font-style-complex="italic"/>
    </style:style>
    <style:style style:name="T20" style:family="text">
      <style:text-properties fo:font-style="italic" officeooo:rsid="01210362" style:font-style-asian="italic" style:font-style-complex="italic"/>
    </style:style>
    <style:style style:name="T21" style:family="text">
      <style:text-properties fo:font-style="italic" officeooo:rsid="0126fbaa" style:font-style-asian="italic" style:font-style-complex="italic"/>
    </style:style>
    <style:style style:name="T22" style:family="text">
      <style:text-properties fo:font-style="italic" fo:font-weight="normal" officeooo:rsid="00d3f216" style:font-style-asian="italic" style:font-weight-asian="normal" style:font-style-complex="italic" style:font-weight-complex="normal"/>
    </style:style>
    <style:style style:name="T23" style:family="text">
      <style:text-properties fo:font-style="italic" fo:font-weight="normal" officeooo:rsid="00d52095" style:font-style-asian="italic" style:font-weight-asian="normal" style:font-style-complex="italic" style:font-weight-complex="normal"/>
    </style:style>
    <style:style style:name="T24" style:family="text">
      <style:text-properties fo:font-style="italic" fo:font-weight="normal" officeooo:rsid="00dbba47" style:font-style-asian="italic" style:font-weight-asian="normal" style:font-style-complex="italic" style:font-weight-complex="normal"/>
    </style:style>
    <style:style style:name="T25" style:family="text">
      <style:text-properties fo:font-style="italic" fo:font-weight="normal" officeooo:rsid="00e592b2" style:font-style-asian="italic" style:font-weight-asian="normal" style:font-style-complex="italic" style:font-weight-complex="normal"/>
    </style:style>
    <style:style style:name="T26" style:family="text">
      <style:text-properties fo:font-style="italic" fo:font-weight="normal" officeooo:rsid="00e79adc" style:font-style-asian="italic" style:font-weight-asian="normal" style:font-style-complex="italic" style:font-weight-complex="normal"/>
    </style:style>
    <style:style style:name="T27" style:family="text">
      <style:text-properties officeooo:rsid="0019c12d"/>
    </style:style>
    <style:style style:name="T28" style:family="text">
      <style:text-properties fo:font-weight="normal" style:font-weight-asian="normal" style:font-weight-complex="normal"/>
    </style:style>
    <style:style style:name="T29" style:family="text">
      <style:text-properties fo:font-weight="normal" officeooo:rsid="001bd645" style:font-weight-asian="normal" style:font-weight-complex="normal"/>
    </style:style>
    <style:style style:name="T30" style:family="text">
      <style:text-properties fo:font-weight="normal" officeooo:rsid="001c9eba" style:font-weight-asian="normal" style:font-weight-complex="normal"/>
    </style:style>
    <style:style style:name="T31" style:family="text">
      <style:text-properties fo:font-weight="normal" officeooo:rsid="001dea45" style:font-weight-asian="normal" style:font-weight-complex="normal"/>
    </style:style>
    <style:style style:name="T32" style:family="text">
      <style:text-properties fo:font-weight="normal" officeooo:rsid="001ef3e9" style:font-weight-asian="normal" style:font-weight-complex="normal"/>
    </style:style>
    <style:style style:name="T33" style:family="text">
      <style:text-properties fo:font-weight="normal" officeooo:rsid="0020c09e" style:font-weight-asian="normal" style:font-weight-complex="normal"/>
    </style:style>
    <style:style style:name="T34" style:family="text">
      <style:text-properties fo:font-weight="normal" officeooo:rsid="00215d28" style:font-weight-asian="normal" style:font-weight-complex="normal"/>
    </style:style>
    <style:style style:name="T35" style:family="text">
      <style:text-properties fo:font-weight="normal" officeooo:rsid="00220d52" style:font-weight-asian="normal" style:font-weight-complex="normal"/>
    </style:style>
    <style:style style:name="T36" style:family="text">
      <style:text-properties fo:font-weight="normal" officeooo:rsid="0023bcb3" style:font-weight-asian="normal" style:font-weight-complex="normal"/>
    </style:style>
    <style:style style:name="T37" style:family="text">
      <style:text-properties fo:font-weight="normal" officeooo:rsid="0024dee6" style:font-weight-asian="normal" style:font-weight-complex="normal"/>
    </style:style>
    <style:style style:name="T38" style:family="text">
      <style:text-properties fo:font-weight="normal" officeooo:rsid="002c70a9" style:font-weight-asian="normal" style:font-weight-complex="normal"/>
    </style:style>
    <style:style style:name="T39" style:family="text">
      <style:text-properties fo:font-weight="normal" officeooo:rsid="002fca61" style:font-weight-asian="normal" style:font-weight-complex="normal"/>
    </style:style>
    <style:style style:name="T40" style:family="text">
      <style:text-properties fo:font-weight="normal" officeooo:rsid="009a80cd" style:font-weight-asian="normal" style:font-weight-complex="normal"/>
    </style:style>
    <style:style style:name="T41" style:family="text">
      <style:text-properties fo:font-weight="normal" officeooo:rsid="009c26a1" style:font-weight-asian="normal" style:font-weight-complex="normal"/>
    </style:style>
    <style:style style:name="T42" style:family="text">
      <style:text-properties fo:font-weight="normal" officeooo:rsid="00a3e535" style:font-weight-asian="normal" style:font-weight-complex="normal"/>
    </style:style>
    <style:style style:name="T43" style:family="text">
      <style:text-properties fo:font-weight="normal" officeooo:rsid="00a57d26" style:font-weight-asian="normal" style:font-weight-complex="normal"/>
    </style:style>
    <style:style style:name="T44" style:family="text">
      <style:text-properties fo:font-weight="normal" officeooo:rsid="00a74b6c" style:font-weight-asian="normal" style:font-weight-complex="normal"/>
    </style:style>
    <style:style style:name="T45" style:family="text">
      <style:text-properties fo:font-weight="normal" officeooo:rsid="00a90001" style:font-weight-asian="normal" style:font-weight-complex="normal"/>
    </style:style>
    <style:style style:name="T46" style:family="text">
      <style:text-properties fo:font-weight="normal" officeooo:rsid="00aa0bd7" style:font-weight-asian="normal" style:font-weight-complex="normal"/>
    </style:style>
    <style:style style:name="T47" style:family="text">
      <style:text-properties fo:font-weight="normal" officeooo:rsid="00aca2c3" style:font-weight-asian="normal" style:font-weight-complex="normal"/>
    </style:style>
    <style:style style:name="T48" style:family="text">
      <style:text-properties fo:font-weight="normal" officeooo:rsid="00ae2d01" style:font-weight-asian="normal" style:font-weight-complex="normal"/>
    </style:style>
    <style:style style:name="T49" style:family="text">
      <style:text-properties fo:font-weight="normal" officeooo:rsid="00ae912c" style:font-weight-asian="normal" style:font-weight-complex="normal"/>
    </style:style>
    <style:style style:name="T50" style:family="text">
      <style:text-properties fo:font-weight="normal" officeooo:rsid="00b105ce" style:font-weight-asian="normal" style:font-weight-complex="normal"/>
    </style:style>
    <style:style style:name="T51" style:family="text">
      <style:text-properties fo:font-weight="normal" officeooo:rsid="00b1f28b" style:font-weight-asian="normal" style:font-weight-complex="normal"/>
    </style:style>
    <style:style style:name="T52" style:family="text">
      <style:text-properties fo:font-weight="normal" officeooo:rsid="00b2c08d" style:font-weight-asian="normal" style:font-weight-complex="normal"/>
    </style:style>
    <style:style style:name="T53" style:family="text">
      <style:text-properties fo:font-weight="normal" officeooo:rsid="00c0965d" style:font-weight-asian="normal" style:font-weight-complex="normal"/>
    </style:style>
    <style:style style:name="T54" style:family="text">
      <style:text-properties fo:font-weight="normal" officeooo:rsid="00c35e42" style:font-weight-asian="normal" style:font-weight-complex="normal"/>
    </style:style>
    <style:style style:name="T55" style:family="text">
      <style:text-properties fo:font-weight="normal" officeooo:rsid="00c4b245" style:font-weight-asian="normal" style:font-weight-complex="normal"/>
    </style:style>
    <style:style style:name="T56" style:family="text">
      <style:text-properties fo:font-weight="normal" officeooo:rsid="00c50fc1" style:font-weight-asian="normal" style:font-weight-complex="normal"/>
    </style:style>
    <style:style style:name="T57" style:family="text">
      <style:text-properties fo:font-weight="normal" officeooo:rsid="00c51413" style:font-weight-asian="normal" style:font-weight-complex="normal"/>
    </style:style>
    <style:style style:name="T58" style:family="text">
      <style:text-properties fo:font-weight="normal" officeooo:rsid="00c5ce39" style:font-weight-asian="normal" style:font-weight-complex="normal"/>
    </style:style>
    <style:style style:name="T59" style:family="text">
      <style:text-properties fo:font-weight="normal" officeooo:rsid="00c7c8e2" style:font-weight-asian="normal" style:font-weight-complex="normal"/>
    </style:style>
    <style:style style:name="T60" style:family="text">
      <style:text-properties fo:font-weight="normal" officeooo:rsid="00c8b9e7" style:font-weight-asian="normal" style:font-weight-complex="normal"/>
    </style:style>
    <style:style style:name="T61" style:family="text">
      <style:text-properties fo:font-weight="normal" officeooo:rsid="00cd2e45" style:font-weight-asian="normal" style:font-weight-complex="normal"/>
    </style:style>
    <style:style style:name="T62" style:family="text">
      <style:text-properties fo:font-weight="normal" officeooo:rsid="00cebc74" style:font-weight-asian="normal" style:font-weight-complex="normal"/>
    </style:style>
    <style:style style:name="T63" style:family="text">
      <style:text-properties fo:font-weight="normal" officeooo:rsid="00d32f66" style:font-weight-asian="normal" style:font-weight-complex="normal"/>
    </style:style>
    <style:style style:name="T64" style:family="text">
      <style:text-properties fo:font-weight="normal" officeooo:rsid="00d3f216" style:font-weight-asian="normal" style:font-weight-complex="normal"/>
    </style:style>
    <style:style style:name="T65" style:family="text">
      <style:text-properties fo:font-weight="normal" officeooo:rsid="00d52095" style:font-weight-asian="normal" style:font-weight-complex="normal"/>
    </style:style>
    <style:style style:name="T66" style:family="text">
      <style:text-properties fo:font-weight="normal" officeooo:rsid="00d67129" style:font-weight-asian="normal" style:font-weight-complex="normal"/>
    </style:style>
    <style:style style:name="T67" style:family="text">
      <style:text-properties fo:font-weight="normal" officeooo:rsid="00d801bf" style:font-weight-asian="normal" style:font-weight-complex="normal"/>
    </style:style>
    <style:style style:name="T68" style:family="text">
      <style:text-properties fo:font-weight="normal" officeooo:rsid="00d9e3f0" style:font-weight-asian="normal" style:font-weight-complex="normal"/>
    </style:style>
    <style:style style:name="T69" style:family="text">
      <style:text-properties fo:font-weight="normal" officeooo:rsid="00da304f" style:font-weight-asian="normal" style:font-weight-complex="normal"/>
    </style:style>
    <style:style style:name="T70" style:family="text">
      <style:text-properties fo:font-weight="normal" officeooo:rsid="00af2e08" style:font-weight-asian="normal" style:font-weight-complex="normal"/>
    </style:style>
    <style:style style:name="T71" style:family="text">
      <style:text-properties fo:font-weight="normal" officeooo:rsid="00dbba47" style:font-weight-asian="normal" style:font-weight-complex="normal"/>
    </style:style>
    <style:style style:name="T72" style:family="text">
      <style:text-properties fo:font-weight="normal" officeooo:rsid="00dd0402" style:font-weight-asian="normal" style:font-weight-complex="normal"/>
    </style:style>
    <style:style style:name="T73" style:family="text">
      <style:text-properties fo:font-weight="normal" officeooo:rsid="00deb5a9" style:font-weight-asian="normal" style:font-weight-complex="normal"/>
    </style:style>
    <style:style style:name="T74" style:family="text">
      <style:text-properties fo:font-weight="normal" officeooo:rsid="00e02ae5" style:font-weight-asian="normal" style:font-weight-complex="normal"/>
    </style:style>
    <style:style style:name="T75" style:family="text">
      <style:text-properties fo:font-weight="normal" officeooo:rsid="00e06e62" style:font-weight-asian="normal" style:font-weight-complex="normal"/>
    </style:style>
    <style:style style:name="T76" style:family="text">
      <style:text-properties fo:font-weight="normal" officeooo:rsid="00e228c2" style:font-weight-asian="normal" style:font-weight-complex="normal"/>
    </style:style>
    <style:style style:name="T77" style:family="text">
      <style:text-properties fo:font-weight="normal" officeooo:rsid="00e2e365" style:font-weight-asian="normal" style:font-weight-complex="normal"/>
    </style:style>
    <style:style style:name="T78" style:family="text">
      <style:text-properties fo:font-weight="normal" officeooo:rsid="00e3ca40" style:font-weight-asian="normal" style:font-weight-complex="normal"/>
    </style:style>
    <style:style style:name="T79" style:family="text">
      <style:text-properties fo:font-weight="normal" officeooo:rsid="00e592b2" style:font-weight-asian="normal" style:font-weight-complex="normal"/>
    </style:style>
    <style:style style:name="T80" style:family="text">
      <style:text-properties fo:font-weight="normal" officeooo:rsid="00e72272" style:font-weight-asian="normal" style:font-weight-complex="normal"/>
    </style:style>
    <style:style style:name="T81" style:family="text">
      <style:text-properties fo:font-weight="normal" officeooo:rsid="00e79adc" style:font-weight-asian="normal" style:font-weight-complex="normal"/>
    </style:style>
    <style:style style:name="T82" style:family="text">
      <style:text-properties fo:font-weight="normal" officeooo:rsid="00e91aba" style:font-weight-asian="normal" style:font-weight-complex="normal"/>
    </style:style>
    <style:style style:name="T83" style:family="text">
      <style:text-properties fo:font-weight="normal" officeooo:rsid="00ea039d" style:font-weight-asian="normal" style:font-weight-complex="normal"/>
    </style:style>
    <style:style style:name="T84" style:family="text">
      <style:text-properties fo:font-weight="normal" officeooo:rsid="00ebd208" style:font-weight-asian="normal" style:font-weight-complex="normal"/>
    </style:style>
    <style:style style:name="T85" style:family="text">
      <style:text-properties fo:font-weight="normal" officeooo:rsid="00ece2cd" style:font-weight-asian="normal" style:font-weight-complex="normal"/>
    </style:style>
    <style:style style:name="T86" style:family="text">
      <style:text-properties fo:font-weight="normal" officeooo:rsid="00ef6728" style:font-weight-asian="normal" style:font-weight-complex="normal"/>
    </style:style>
    <style:style style:name="T87" style:family="text">
      <style:text-properties fo:font-weight="normal" officeooo:rsid="00f097b5" style:font-weight-asian="normal" style:font-weight-complex="normal"/>
    </style:style>
    <style:style style:name="T88" style:family="text">
      <style:text-properties fo:font-weight="normal" officeooo:rsid="00f1466b" style:font-weight-asian="normal" style:font-weight-complex="normal"/>
    </style:style>
    <style:style style:name="T89" style:family="text">
      <style:text-properties fo:font-weight="normal" officeooo:rsid="00f1fd40" style:font-weight-asian="normal" style:font-weight-complex="normal"/>
    </style:style>
    <style:style style:name="T90" style:family="text">
      <style:text-properties fo:font-weight="normal" officeooo:rsid="00f2a211" style:font-weight-asian="normal" style:font-weight-complex="normal"/>
    </style:style>
    <style:style style:name="T91" style:family="text">
      <style:text-properties fo:font-weight="normal" officeooo:rsid="00f3a45a" style:font-weight-asian="normal" style:font-weight-complex="normal"/>
    </style:style>
    <style:style style:name="T92" style:family="text">
      <style:text-properties fo:font-weight="normal" officeooo:rsid="00f57a2f" style:font-weight-asian="normal" style:font-weight-complex="normal"/>
    </style:style>
    <style:style style:name="T93" style:family="text">
      <style:text-properties fo:font-weight="normal" officeooo:rsid="00f64901" style:font-weight-asian="normal" style:font-weight-complex="normal"/>
    </style:style>
    <style:style style:name="T94" style:family="text">
      <style:text-properties fo:font-weight="normal" officeooo:rsid="00f96548" style:font-weight-asian="normal" style:font-weight-complex="normal"/>
    </style:style>
    <style:style style:name="T95" style:family="text">
      <style:text-properties fo:font-weight="normal" officeooo:rsid="00fc3592" style:font-weight-asian="normal" style:font-weight-complex="normal"/>
    </style:style>
    <style:style style:name="T96" style:family="text">
      <style:text-properties fo:font-weight="normal" officeooo:rsid="00fc5282" style:font-weight-asian="normal" style:font-weight-complex="normal"/>
    </style:style>
    <style:style style:name="T97" style:family="text">
      <style:text-properties fo:font-weight="normal" officeooo:rsid="00fd65c0" style:font-weight-asian="normal" style:font-weight-complex="normal"/>
    </style:style>
    <style:style style:name="T98" style:family="text">
      <style:text-properties fo:font-weight="normal" officeooo:rsid="00fe65f5" style:font-weight-asian="normal" style:font-weight-complex="normal"/>
    </style:style>
    <style:style style:name="T99" style:family="text">
      <style:text-properties fo:font-weight="normal" officeooo:rsid="01003333" style:font-weight-asian="normal" style:font-weight-complex="normal"/>
    </style:style>
    <style:style style:name="T100" style:family="text">
      <style:text-properties fo:font-weight="normal" officeooo:rsid="0100938b" style:font-weight-asian="normal" style:font-weight-complex="normal"/>
    </style:style>
    <style:style style:name="T101" style:family="text">
      <style:text-properties fo:font-weight="normal" officeooo:rsid="0100ba07" style:font-weight-asian="normal" style:font-weight-complex="normal"/>
    </style:style>
    <style:style style:name="T102" style:family="text">
      <style:text-properties fo:font-weight="normal" officeooo:rsid="0100e912" style:font-weight-asian="normal" style:font-weight-complex="normal"/>
    </style:style>
    <style:style style:name="T103" style:family="text">
      <style:text-properties fo:font-weight="normal" officeooo:rsid="0102af2b" style:font-weight-asian="normal" style:font-weight-complex="normal"/>
    </style:style>
    <style:style style:name="T104" style:family="text">
      <style:text-properties fo:font-weight="normal" officeooo:rsid="010360cc" style:font-weight-asian="normal" style:font-weight-complex="normal"/>
    </style:style>
    <style:style style:name="T105" style:family="text">
      <style:text-properties fo:font-weight="normal" officeooo:rsid="01043062" style:font-weight-asian="normal" style:font-weight-complex="normal"/>
    </style:style>
    <style:style style:name="T106" style:family="text">
      <style:text-properties fo:font-weight="normal" officeooo:rsid="01059858" style:font-weight-asian="normal" style:font-weight-complex="normal"/>
    </style:style>
    <style:style style:name="T107" style:family="text">
      <style:text-properties fo:font-weight="normal" officeooo:rsid="0106cdc2" style:font-weight-asian="normal" style:font-weight-complex="normal"/>
    </style:style>
    <style:style style:name="T108" style:family="text">
      <style:text-properties fo:font-weight="normal" officeooo:rsid="01076836" style:font-weight-asian="normal" style:font-weight-complex="normal"/>
    </style:style>
    <style:style style:name="T109" style:family="text">
      <style:text-properties fo:font-weight="normal" officeooo:rsid="0107df49" style:font-weight-asian="normal" style:font-weight-complex="normal"/>
    </style:style>
    <style:style style:name="T110" style:family="text">
      <style:text-properties fo:font-weight="normal" officeooo:rsid="01081cf0" style:font-weight-asian="normal" style:font-weight-complex="normal"/>
    </style:style>
    <style:style style:name="T111" style:family="text">
      <style:text-properties fo:font-weight="normal" officeooo:rsid="0108dd5b" style:font-weight-asian="normal" style:font-weight-complex="normal"/>
    </style:style>
    <style:style style:name="T112" style:family="text">
      <style:text-properties fo:font-weight="normal" officeooo:rsid="0109c53b" style:font-weight-asian="normal" style:font-weight-complex="normal"/>
    </style:style>
    <style:style style:name="T113" style:family="text">
      <style:text-properties fo:font-weight="normal" officeooo:rsid="010a7aa5" style:font-weight-asian="normal" style:font-weight-complex="normal"/>
    </style:style>
    <style:style style:name="T114" style:family="text">
      <style:text-properties fo:font-weight="normal" officeooo:rsid="010ba2ab" style:font-weight-asian="normal" style:font-weight-complex="normal"/>
    </style:style>
    <style:style style:name="T115" style:family="text">
      <style:text-properties fo:font-weight="normal" officeooo:rsid="010cba1e" style:font-weight-asian="normal" style:font-weight-complex="normal"/>
    </style:style>
    <style:style style:name="T116" style:family="text">
      <style:text-properties fo:font-weight="normal" officeooo:rsid="010d9236" style:font-weight-asian="normal" style:font-weight-complex="normal"/>
    </style:style>
    <style:style style:name="T117" style:family="text">
      <style:text-properties fo:font-weight="normal" officeooo:rsid="010dfec6" style:font-weight-asian="normal" style:font-weight-complex="normal"/>
    </style:style>
    <style:style style:name="T118" style:family="text">
      <style:text-properties fo:font-weight="normal" officeooo:rsid="010fce91" style:font-weight-asian="normal" style:font-weight-complex="normal"/>
    </style:style>
    <style:style style:name="T119" style:family="text">
      <style:text-properties fo:font-weight="normal" officeooo:rsid="0111738b" style:font-weight-asian="normal" style:font-weight-complex="normal"/>
    </style:style>
    <style:style style:name="T120" style:family="text">
      <style:text-properties fo:font-weight="normal" officeooo:rsid="0112d661" style:font-weight-asian="normal" style:font-weight-complex="normal"/>
    </style:style>
    <style:style style:name="T121" style:family="text">
      <style:text-properties fo:font-weight="normal" officeooo:rsid="0113a818" style:font-weight-asian="normal" style:font-weight-complex="normal"/>
    </style:style>
    <style:style style:name="T122" style:family="text">
      <style:text-properties fo:font-weight="normal" officeooo:rsid="0114154d" style:font-weight-asian="normal" style:font-weight-complex="normal"/>
    </style:style>
    <style:style style:name="T123" style:family="text">
      <style:text-properties fo:font-weight="normal" officeooo:rsid="0114da74" style:font-weight-asian="normal" style:font-weight-complex="normal"/>
    </style:style>
    <style:style style:name="T124" style:family="text">
      <style:text-properties fo:font-weight="normal" officeooo:rsid="01156e4f" style:font-weight-asian="normal" style:font-weight-complex="normal"/>
    </style:style>
    <style:style style:name="T125" style:family="text">
      <style:text-properties fo:font-weight="normal" officeooo:rsid="01167978" style:font-weight-asian="normal" style:font-weight-complex="normal"/>
    </style:style>
    <style:style style:name="T126" style:family="text">
      <style:text-properties fo:font-weight="normal" officeooo:rsid="0117fe26" style:font-weight-asian="normal" style:font-weight-complex="normal"/>
    </style:style>
    <style:style style:name="T127" style:family="text">
      <style:text-properties fo:font-weight="normal" officeooo:rsid="0119360a" style:font-weight-asian="normal" style:font-weight-complex="normal"/>
    </style:style>
    <style:style style:name="T128" style:family="text">
      <style:text-properties fo:font-weight="normal" officeooo:rsid="0119fa4a" style:font-weight-asian="normal" style:font-weight-complex="normal"/>
    </style:style>
    <style:style style:name="T129" style:family="text">
      <style:text-properties fo:font-weight="normal" officeooo:rsid="011a52b9" style:font-weight-asian="normal" style:font-weight-complex="normal"/>
    </style:style>
    <style:style style:name="T130" style:family="text">
      <style:text-properties fo:font-weight="normal" officeooo:rsid="011c0bad" style:font-weight-asian="normal" style:font-weight-complex="normal"/>
    </style:style>
    <style:style style:name="T131" style:family="text">
      <style:text-properties fo:font-weight="normal" officeooo:rsid="013a02c9" style:font-weight-asian="normal" style:font-weight-complex="normal"/>
    </style:style>
    <style:style style:name="T132" style:family="text">
      <style:text-properties fo:font-weight="normal" officeooo:rsid="013bf6f1" style:font-weight-asian="normal" style:font-weight-complex="normal"/>
    </style:style>
    <style:style style:name="T133" style:family="text">
      <style:text-properties fo:font-weight="normal" officeooo:rsid="013d7769" style:font-weight-asian="normal" style:font-weight-complex="normal"/>
    </style:style>
    <style:style style:name="T134" style:family="text">
      <style:text-properties fo:font-weight="normal" officeooo:rsid="013f621d" style:font-weight-asian="normal" style:font-weight-complex="normal"/>
    </style:style>
    <style:style style:name="T135" style:family="text">
      <style:text-properties fo:font-weight="normal" officeooo:rsid="013f7bb1" style:font-weight-asian="normal" style:font-weight-complex="normal"/>
    </style:style>
    <style:style style:name="T136" style:family="text">
      <style:text-properties fo:font-weight="normal" officeooo:rsid="014ba474" style:font-weight-asian="normal" style:font-weight-complex="normal"/>
    </style:style>
    <style:style style:name="T137" style:family="text">
      <style:text-properties fo:font-weight="normal" officeooo:rsid="00cc2736" style:font-weight-asian="normal" style:font-weight-complex="normal"/>
    </style:style>
    <style:style style:name="T138" style:family="text">
      <style:text-properties fo:font-weight="normal" officeooo:rsid="00a1c31a" style:font-weight-asian="normal" style:font-weight-complex="normal"/>
    </style:style>
    <style:style style:name="T139" style:family="text">
      <style:text-properties fo:font-weight="normal" officeooo:rsid="014ccb6a" style:font-weight-asian="normal" style:font-weight-complex="normal"/>
    </style:style>
    <style:style style:name="T140" style:family="text">
      <style:text-properties fo:font-weight="normal" officeooo:rsid="009deeb2" style:font-weight-asian="normal" style:font-weight-complex="normal"/>
    </style:style>
    <style:style style:name="T141" style:family="text">
      <style:text-properties fo:font-weight="normal" officeooo:rsid="014e6209" style:font-weight-asian="normal" style:font-weight-complex="normal"/>
    </style:style>
    <style:style style:name="T142" style:family="text">
      <style:text-properties fo:font-weight="normal" officeooo:rsid="014fd29a" style:font-weight-asian="normal" style:font-weight-complex="normal"/>
    </style:style>
    <style:style style:name="T143" style:family="text">
      <style:text-properties fo:font-weight="normal" officeooo:rsid="01500877" style:font-weight-asian="normal" style:font-weight-complex="normal"/>
    </style:style>
    <style:style style:name="T144" style:family="text">
      <style:text-properties fo:font-weight="normal" officeooo:rsid="01515087" style:font-weight-asian="normal" style:font-weight-complex="normal"/>
    </style:style>
    <style:style style:name="T145" style:family="text">
      <style:text-properties fo:font-weight="normal" officeooo:rsid="01534b0e" style:font-weight-asian="normal" style:font-weight-complex="normal"/>
    </style:style>
    <style:style style:name="T146" style:family="text">
      <style:text-properties fo:font-weight="normal" officeooo:rsid="0153513f" style:font-weight-asian="normal" style:font-weight-complex="normal"/>
    </style:style>
    <style:style style:name="T147" style:family="text">
      <style:text-properties fo:font-weight="normal" officeooo:rsid="01544597" style:font-weight-asian="normal" style:font-weight-complex="normal"/>
    </style:style>
    <style:style style:name="T148" style:family="text">
      <style:text-properties fo:font-weight="normal" officeooo:rsid="00973036" style:font-weight-asian="normal" style:font-weight-complex="normal"/>
    </style:style>
    <style:style style:name="T149" style:family="text">
      <style:text-properties fo:font-weight="normal" officeooo:rsid="0155c1c6" style:font-weight-asian="normal" style:font-weight-complex="normal"/>
    </style:style>
    <style:style style:name="T150" style:family="text">
      <style:text-properties fo:font-weight="normal" officeooo:rsid="01593f7f" style:font-weight-asian="normal" style:font-weight-complex="normal"/>
    </style:style>
    <style:style style:name="T151" style:family="text">
      <style:text-properties fo:font-weight="normal" officeooo:rsid="015a3c88" style:font-weight-asian="normal" style:font-weight-complex="normal"/>
    </style:style>
    <style:style style:name="T152" style:family="text">
      <style:text-properties fo:font-weight="normal" officeooo:rsid="015a850e" style:font-weight-asian="normal" style:font-weight-complex="normal"/>
    </style:style>
    <style:style style:name="T153" style:family="text">
      <style:text-properties fo:font-weight="normal" officeooo:rsid="015b17fa" style:font-weight-asian="normal" style:font-weight-complex="normal"/>
    </style:style>
    <style:style style:name="T154" style:family="text">
      <style:text-properties fo:font-weight="normal" officeooo:rsid="015beefa" style:font-weight-asian="normal" style:font-weight-complex="normal"/>
    </style:style>
    <style:style style:name="T155" style:family="text">
      <style:text-properties fo:font-weight="normal" officeooo:rsid="015c217f" style:font-weight-asian="normal" style:font-weight-complex="normal"/>
    </style:style>
    <style:style style:name="T156" style:family="text">
      <style:text-properties fo:font-weight="normal" officeooo:rsid="015d30d5" style:font-weight-asian="normal" style:font-weight-complex="normal"/>
    </style:style>
    <style:style style:name="T157" style:family="text">
      <style:text-properties fo:font-weight="normal" officeooo:rsid="015e910a" style:font-weight-asian="normal" style:font-weight-complex="normal"/>
    </style:style>
    <style:style style:name="T158" style:family="text">
      <style:text-properties fo:font-weight="normal" officeooo:rsid="0160710e" style:font-weight-asian="normal" style:font-weight-complex="normal"/>
    </style:style>
    <style:style style:name="T159" style:family="text">
      <style:text-properties fo:font-weight="normal" officeooo:rsid="0160cd5a" style:font-weight-asian="normal" style:font-weight-complex="normal"/>
    </style:style>
    <style:style style:name="T160" style:family="text">
      <style:text-properties fo:font-weight="normal" officeooo:rsid="0161bbc5" style:font-weight-asian="normal" style:font-weight-complex="normal"/>
    </style:style>
    <style:style style:name="T161" style:family="text">
      <style:text-properties fo:font-weight="normal" officeooo:rsid="001ef3e9" fo:background-color="transparent" loext:char-shading-value="0" style:font-weight-asian="normal" style:font-weight-complex="normal"/>
    </style:style>
    <style:style style:name="T162" style:family="text">
      <style:text-properties fo:font-weight="normal" officeooo:rsid="002902ad" fo:background-color="transparent" loext:char-shading-value="0" style:font-weight-asian="normal" style:font-weight-complex="normal"/>
    </style:style>
    <style:style style:name="T163" style:family="text">
      <style:text-properties fo:font-weight="normal" officeooo:rsid="00215d28" fo:background-color="transparent" loext:char-shading-value="0" style:font-weight-asian="normal" style:font-weight-complex="normal"/>
    </style:style>
    <style:style style:name="T164" style:family="text">
      <style:text-properties fo:font-weight="normal" officeooo:rsid="0024dee6" fo:background-color="transparent" loext:char-shading-value="0" style:font-weight-asian="normal" style:font-weight-complex="normal"/>
    </style:style>
    <style:style style:name="T165" style:family="text">
      <style:text-properties officeooo:rsid="0009edea" fo:background-color="transparent" loext:char-shading-value="0"/>
    </style:style>
    <style:style style:name="T166" style:family="text">
      <style:text-properties officeooo:rsid="0029398d" fo:background-color="transparent" loext:char-shading-value="0"/>
    </style:style>
    <style:style style:name="T167" style:family="text">
      <style:text-properties officeooo:rsid="0011265c" fo:background-color="transparent" loext:char-shading-value="0"/>
    </style:style>
    <style:style style:name="T168" style:family="text">
      <style:text-properties officeooo:rsid="0015f754" fo:background-color="transparent" loext:char-shading-value="0"/>
    </style:style>
    <style:style style:name="T169" style:family="text">
      <style:text-properties officeooo:rsid="001930dd" fo:background-color="transparent" loext:char-shading-value="0"/>
    </style:style>
    <style:style style:name="T170" style:family="text">
      <style:text-properties officeooo:rsid="001465ed" fo:background-color="transparent" loext:char-shading-value="0"/>
    </style:style>
    <style:style style:name="T171" style:family="text">
      <style:text-properties officeooo:rsid="0086b1d9" fo:background-color="transparent" loext:char-shading-value="0"/>
    </style:style>
    <style:style style:name="T172" style:family="text">
      <style:text-properties officeooo:rsid="0087fff2" fo:background-color="transparent" loext:char-shading-value="0"/>
    </style:style>
    <style:style style:name="T173" style:family="text">
      <style:text-properties officeooo:rsid="0089a184" fo:background-color="transparent" loext:char-shading-value="0"/>
    </style:style>
    <style:style style:name="T174" style:family="text">
      <style:text-properties officeooo:rsid="008a7c5e" fo:background-color="transparent" loext:char-shading-value="0"/>
    </style:style>
    <style:style style:name="T175" style:family="text">
      <style:text-properties officeooo:rsid="003267eb"/>
    </style:style>
    <style:style style:name="T176" style:family="text">
      <style:text-properties officeooo:rsid="00350f05"/>
    </style:style>
    <style:style style:name="T177" style:family="text">
      <style:text-properties officeooo:rsid="0035b6e8"/>
    </style:style>
    <style:style style:name="T178" style:family="text">
      <style:text-properties officeooo:rsid="00386d91"/>
    </style:style>
    <style:style style:name="T179" style:family="text">
      <style:text-properties officeooo:rsid="00398950"/>
    </style:style>
    <style:style style:name="T180" style:family="text">
      <style:text-properties officeooo:rsid="003abf4b"/>
    </style:style>
    <style:style style:name="T181" style:family="text">
      <style:text-properties officeooo:rsid="003e58eb"/>
    </style:style>
    <style:style style:name="T182" style:family="text">
      <style:text-properties officeooo:rsid="003eb0f4"/>
    </style:style>
    <style:style style:name="T183" style:family="text">
      <style:text-properties officeooo:rsid="003f7a08"/>
    </style:style>
    <style:style style:name="T184" style:family="text">
      <style:text-properties officeooo:rsid="0040e13d"/>
    </style:style>
    <style:style style:name="T185" style:family="text">
      <style:text-properties officeooo:rsid="00427837"/>
    </style:style>
    <style:style style:name="T186" style:family="text">
      <style:text-properties officeooo:rsid="0044ad6a"/>
    </style:style>
    <style:style style:name="T187" style:family="text">
      <style:text-properties officeooo:rsid="0044b817"/>
    </style:style>
    <style:style style:name="T188" style:family="text">
      <style:text-properties officeooo:rsid="00464482"/>
    </style:style>
    <style:style style:name="T189" style:family="text">
      <style:text-properties officeooo:rsid="004d17fa"/>
    </style:style>
    <style:style style:name="T190" style:family="text">
      <style:text-properties officeooo:rsid="004e9807"/>
    </style:style>
    <style:style style:name="T191" style:family="text">
      <style:text-properties officeooo:rsid="004feb29"/>
    </style:style>
    <style:style style:name="T192" style:family="text">
      <style:text-properties officeooo:rsid="004ff457"/>
    </style:style>
    <style:style style:name="T193" style:family="text">
      <style:text-properties officeooo:rsid="0050f872"/>
    </style:style>
    <style:style style:name="T194" style:family="text">
      <style:text-properties officeooo:rsid="0051b608"/>
    </style:style>
    <style:style style:name="T195" style:family="text">
      <style:text-properties officeooo:rsid="005350e6"/>
    </style:style>
    <style:style style:name="T196" style:family="text">
      <style:text-properties officeooo:rsid="00553462"/>
    </style:style>
    <style:style style:name="T197" style:family="text">
      <style:text-properties officeooo:rsid="00569017"/>
    </style:style>
    <style:style style:name="T198" style:family="text">
      <style:text-properties officeooo:rsid="0057a20e"/>
    </style:style>
    <style:style style:name="T199" style:family="text">
      <style:text-properties officeooo:rsid="00582c3d"/>
    </style:style>
    <style:style style:name="T200" style:family="text">
      <style:text-properties officeooo:rsid="005a0607"/>
    </style:style>
    <style:style style:name="T201" style:family="text">
      <style:text-properties officeooo:rsid="005b575a"/>
    </style:style>
    <style:style style:name="T202" style:family="text">
      <style:text-properties officeooo:rsid="005c8c31"/>
    </style:style>
    <style:style style:name="T203" style:family="text">
      <style:text-properties officeooo:rsid="005e38b5"/>
    </style:style>
    <style:style style:name="T204" style:family="text">
      <style:text-properties officeooo:rsid="005f5d3f"/>
    </style:style>
    <style:style style:name="T205" style:family="text">
      <style:text-properties officeooo:rsid="005f9bfc"/>
    </style:style>
    <style:style style:name="T206" style:family="text">
      <style:text-properties officeooo:rsid="0061267b"/>
    </style:style>
    <style:style style:name="T207" style:family="text">
      <style:text-properties officeooo:rsid="00623bdf"/>
    </style:style>
    <style:style style:name="T208" style:family="text">
      <style:text-properties officeooo:rsid="00648934"/>
    </style:style>
    <style:style style:name="T209" style:family="text">
      <style:text-properties officeooo:rsid="0066c309"/>
    </style:style>
    <style:style style:name="T210" style:family="text">
      <style:text-properties officeooo:rsid="00688cb7"/>
    </style:style>
    <style:style style:name="T211" style:family="text">
      <style:text-properties officeooo:rsid="006a5412"/>
    </style:style>
    <style:style style:name="T212" style:family="text">
      <style:text-properties officeooo:rsid="006bbce3"/>
    </style:style>
    <style:style style:name="T213" style:family="text">
      <style:text-properties officeooo:rsid="006c0df3"/>
    </style:style>
    <style:style style:name="T214" style:family="text">
      <style:text-properties officeooo:rsid="00705c62"/>
    </style:style>
    <style:style style:name="T215" style:family="text">
      <style:text-properties officeooo:rsid="0071780e"/>
    </style:style>
    <style:style style:name="T216" style:family="text">
      <style:text-properties officeooo:rsid="00729674"/>
    </style:style>
    <style:style style:name="T217" style:family="text">
      <style:text-properties officeooo:rsid="0073dd2a"/>
    </style:style>
    <style:style style:name="T218" style:family="text">
      <style:text-properties officeooo:rsid="00759156"/>
    </style:style>
    <style:style style:name="T219" style:family="text">
      <style:text-properties officeooo:rsid="00780e08"/>
    </style:style>
    <style:style style:name="T220" style:family="text">
      <style:text-properties officeooo:rsid="00788f6e"/>
    </style:style>
    <style:style style:name="T221" style:family="text">
      <style:text-properties officeooo:rsid="00799947"/>
    </style:style>
    <style:style style:name="T222" style:family="text">
      <style:text-properties officeooo:rsid="007ae0c8"/>
    </style:style>
    <style:style style:name="T223" style:family="text">
      <style:text-properties officeooo:rsid="007c3baa"/>
    </style:style>
    <style:style style:name="T224" style:family="text">
      <style:text-properties officeooo:rsid="007e0fce"/>
    </style:style>
    <style:style style:name="T225" style:family="text">
      <style:text-properties officeooo:rsid="007fd05b"/>
    </style:style>
    <style:style style:name="T226" style:family="text">
      <style:text-properties officeooo:rsid="00803a8f"/>
    </style:style>
    <style:style style:name="T227" style:family="text">
      <style:text-properties officeooo:rsid="00807f5b"/>
    </style:style>
    <style:style style:name="T228" style:family="text">
      <style:text-properties officeooo:rsid="0084e20f"/>
    </style:style>
    <style:style style:name="T229" style:family="text">
      <style:text-properties officeooo:rsid="008520b5"/>
    </style:style>
    <style:style style:name="T230" style:family="text">
      <style:text-properties officeooo:rsid="0086b194"/>
    </style:style>
    <style:style style:name="T231" style:family="text">
      <style:text-properties officeooo:rsid="0086b1d9"/>
    </style:style>
    <style:style style:name="T232" style:family="text">
      <style:text-properties officeooo:rsid="001465ed"/>
    </style:style>
    <style:style style:name="T233" style:family="text">
      <style:text-properties officeooo:rsid="008c5f00"/>
    </style:style>
    <style:style style:name="T234" style:family="text">
      <style:text-properties officeooo:rsid="009236e5"/>
    </style:style>
    <style:style style:name="T235" style:family="text">
      <style:text-properties fo:font-weight="bold" style:font-weight-asian="bold" style:font-weight-complex="bold"/>
    </style:style>
    <style:style style:name="T236" style:family="text">
      <style:text-properties fo:font-weight="bold" officeooo:rsid="000d82c0" style:font-weight-asian="bold" style:font-weight-complex="bold"/>
    </style:style>
    <style:style style:name="T237" style:family="text">
      <style:text-properties fo:font-weight="bold" officeooo:rsid="00126b9b" style:font-weight-asian="bold" style:font-weight-complex="bold"/>
    </style:style>
    <style:style style:name="T238" style:family="text">
      <style:text-properties fo:font-weight="bold" officeooo:rsid="009a80cd" style:font-weight-asian="bold" style:font-weight-complex="bold"/>
    </style:style>
    <style:style style:name="T239" style:family="text">
      <style:text-properties fo:font-weight="bold" officeooo:rsid="00c51413" style:font-weight-asian="bold" style:font-weight-complex="bold"/>
    </style:style>
    <style:style style:name="T240" style:family="text">
      <style:text-properties fo:font-weight="bold" officeooo:rsid="00c7c8e2" style:font-weight-asian="bold" style:font-weight-complex="bold"/>
    </style:style>
    <style:style style:name="T241" style:family="text">
      <style:text-properties fo:font-weight="bold" officeooo:rsid="00c8b9e7" style:font-weight-asian="bold" style:font-weight-complex="bold"/>
    </style:style>
    <style:style style:name="T242" style:family="text">
      <style:text-properties fo:font-weight="bold" officeooo:rsid="00f097b5" style:font-weight-asian="bold" style:font-weight-complex="bold"/>
    </style:style>
    <style:style style:name="T243" style:family="text">
      <style:text-properties fo:font-weight="bold" officeooo:rsid="00f1466b" style:font-weight-asian="bold" style:font-weight-complex="bold"/>
    </style:style>
    <style:style style:name="T244" style:family="text">
      <style:text-properties fo:font-weight="bold" officeooo:rsid="009c26a1" style:font-weight-asian="bold" style:font-weight-complex="bold"/>
    </style:style>
    <style:style style:name="T245" style:family="text">
      <style:text-properties fo:font-weight="bold" officeooo:rsid="00f64901" style:font-weight-asian="bold" style:font-weight-complex="bold"/>
    </style:style>
    <style:style style:name="T246" style:family="text">
      <style:text-properties fo:font-weight="bold" officeooo:rsid="013a02c9" style:font-weight-asian="bold" style:font-weight-complex="bold"/>
    </style:style>
    <style:style style:name="T247" style:family="text">
      <style:text-properties fo:font-weight="bold" officeooo:rsid="013d7769" style:font-weight-asian="bold" style:font-weight-complex="bold"/>
    </style:style>
    <style:style style:name="T248" style:family="text">
      <style:text-properties fo:font-weight="bold" officeooo:rsid="00657c3f" style:font-weight-asian="bold" style:font-weight-complex="bold"/>
    </style:style>
    <style:style style:name="T249" style:family="text">
      <style:text-properties fo:font-weight="bold" officeooo:rsid="01408a9e" style:font-weight-asian="bold" style:font-weight-complex="bold"/>
    </style:style>
    <style:style style:name="T250" style:family="text">
      <style:text-properties fo:font-weight="bold" officeooo:rsid="003eb0f4" style:font-weight-asian="bold" style:font-weight-complex="bold"/>
    </style:style>
    <style:style style:name="T251" style:family="text">
      <style:text-properties fo:font-weight="bold" officeooo:rsid="0147d0d3" style:font-weight-asian="bold" style:font-weight-complex="bold"/>
    </style:style>
    <style:style style:name="T252" style:family="text">
      <style:text-properties officeooo:rsid="009c26a1"/>
    </style:style>
    <style:style style:name="T253" style:family="text">
      <style:text-properties officeooo:rsid="009ea92f"/>
    </style:style>
    <style:style style:name="T254" style:family="text">
      <style:text-properties officeooo:rsid="00b7c186"/>
    </style:style>
    <style:style style:name="T255" style:family="text">
      <style:text-properties officeooo:rsid="00b8c2d8"/>
    </style:style>
    <style:style style:name="T256" style:family="text">
      <style:text-properties officeooo:rsid="00c224cf"/>
    </style:style>
    <style:style style:name="T257" style:family="text">
      <style:text-properties officeooo:rsid="00c2ece9"/>
    </style:style>
    <style:style style:name="T258" style:family="text">
      <style:text-properties officeooo:rsid="00c35e42"/>
    </style:style>
    <style:style style:name="T259" style:family="text">
      <style:text-properties officeooo:rsid="00cc2736"/>
    </style:style>
    <style:style style:name="T260" style:family="text">
      <style:text-properties officeooo:rsid="009deeb2"/>
    </style:style>
    <style:style style:name="T261" style:family="text">
      <style:text-properties fo:font-style="normal" fo:font-weight="normal" officeooo:rsid="00d3f216" style:font-style-asian="normal" style:font-weight-asian="normal" style:font-style-complex="normal" style:font-weight-complex="normal"/>
    </style:style>
    <style:style style:name="T262" style:family="text">
      <style:text-properties officeooo:rsid="01210362"/>
    </style:style>
    <style:style style:name="T263" style:family="text">
      <style:text-properties officeooo:rsid="0122d9b1"/>
    </style:style>
    <style:style style:name="T264" style:family="text">
      <style:text-properties officeooo:rsid="012352a6"/>
    </style:style>
    <style:style style:name="T265" style:family="text">
      <style:text-properties officeooo:rsid="0124d30d"/>
    </style:style>
    <style:style style:name="T266" style:family="text">
      <style:text-properties officeooo:rsid="0126293d"/>
    </style:style>
    <style:style style:name="T267" style:family="text">
      <style:text-properties officeooo:rsid="0126f4a2"/>
    </style:style>
    <style:style style:name="T268" style:family="text">
      <style:text-properties officeooo:rsid="0126fbaa"/>
    </style:style>
    <style:style style:name="T269" style:family="text">
      <style:text-properties officeooo:rsid="01289e35"/>
    </style:style>
    <style:style style:name="T270" style:family="text">
      <style:text-properties officeooo:rsid="006da21c"/>
    </style:style>
    <style:style style:name="T271" style:family="text">
      <style:text-properties officeooo:rsid="012a1f01"/>
    </style:style>
    <style:style style:name="T272" style:family="text">
      <style:text-properties officeooo:rsid="012bcac5"/>
    </style:style>
    <style:style style:name="T273" style:family="text">
      <style:text-properties officeooo:rsid="012db280"/>
    </style:style>
    <style:style style:name="T274" style:family="text">
      <style:text-properties officeooo:rsid="012e9c7e"/>
    </style:style>
    <style:style style:name="T275" style:family="text">
      <style:text-properties officeooo:rsid="0130dbc5"/>
    </style:style>
    <style:style style:name="T276" style:family="text">
      <style:text-properties officeooo:rsid="01329122"/>
    </style:style>
    <style:style style:name="T277" style:family="text">
      <style:text-properties officeooo:rsid="0132ca22"/>
    </style:style>
    <style:style style:name="T278" style:family="text">
      <style:text-properties officeooo:rsid="013420e4"/>
    </style:style>
    <style:style style:name="T279" style:family="text">
      <style:text-properties officeooo:rsid="013597d3"/>
    </style:style>
    <style:style style:name="T280" style:family="text">
      <style:text-properties officeooo:rsid="01384161"/>
    </style:style>
    <style:style style:name="T281" style:family="text">
      <style:text-properties officeooo:rsid="01393ae5"/>
    </style:style>
    <style:style style:name="T282" style:family="text">
      <style:text-properties officeooo:rsid="013c3a41"/>
    </style:style>
    <style:style style:name="T283" style:family="text">
      <style:text-properties officeooo:rsid="013d7769"/>
    </style:style>
    <style:style style:name="T284" style:family="text">
      <style:text-properties officeooo:rsid="01408a9e"/>
    </style:style>
    <style:style style:name="T285" style:family="text">
      <style:text-properties officeooo:rsid="01410b94"/>
    </style:style>
    <style:style style:name="T286" style:family="text">
      <style:text-properties officeooo:rsid="01422a72"/>
    </style:style>
    <style:style style:name="T287" style:family="text">
      <style:text-properties officeooo:rsid="014394ca"/>
    </style:style>
    <style:style style:name="T288" style:family="text">
      <style:text-properties officeooo:rsid="01450c8e"/>
    </style:style>
    <style:style style:name="T289" style:family="text">
      <style:text-properties officeooo:rsid="014668ab"/>
    </style:style>
    <style:style style:name="T290" style:family="text">
      <style:text-properties officeooo:rsid="014720ba"/>
    </style:style>
    <style:style style:name="T291" style:family="text">
      <style:text-properties officeooo:rsid="014ccb6a"/>
    </style:style>
    <style:style style:name="T292" style:family="text">
      <style:text-properties officeooo:rsid="00a3468d"/>
    </style:style>
    <style:style style:name="T293" style:family="text">
      <style:text-properties style:text-underline-style="solid" style:text-underline-width="auto" style:text-underline-color="font-color" fo:font-weight="normal" officeooo:rsid="00a3e535" style:font-weight-asian="normal" style:font-weight-complex="normal"/>
    </style:style>
    <style:style style:name="T294" style:family="text">
      <style:text-properties style:text-underline-style="solid" style:text-underline-width="auto" style:text-underline-color="font-color" fo:font-weight="normal" officeooo:rsid="0156ce8b" style:font-weight-asian="normal" style:font-weight-complex="normal"/>
    </style:style>
    <style:style style:name="T295" style:family="text">
      <style:text-properties officeooo:rsid="0161bbc5"/>
    </style:style>
    <style:style style:name="T296" style:family="text">
      <style:text-properties officeooo:rsid="0161ca82"/>
    </style:style>
    <style:style style:name="T297" style:family="text">
      <style:text-properties officeooo:rsid="0162478c"/>
    </style:style>
    <style:style style:name="T298" style:family="text">
      <style:text-properties officeooo:rsid="0162fca0"/>
    </style:style>
    <style:style style:name="T299" style:family="text">
      <style:text-properties officeooo:rsid="0164577a"/>
    </style:style>
    <style:style style:name="T300" style:family="text">
      <style:text-properties officeooo:rsid="0165255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lity 2.0</text:p>
      <text:p text:style-name="P6"/>
      <text:p text:style-name="P6"/>
      <text:p text:style-name="P82"/>
      <text:p text:style-name="P84"><text:span text:style-name="T236">Augmented Reality </text:span><text:span text:style-name="T237">(AR)</text:span></text:p>
      <text:p text:style-name="P26"/>
      <text:p text:style-name="P85"><text:span text:style-name="T8">This up and coming Sleeper technology </text:span><text:span text:style-name="T226">will</text:span><text:span text:style-name="T8"> change </text:span><text:span text:style-name="T9">the way Sleepers, and the Awakened, interact with our world. </text:span><text:span text:style-name="T11">In short </text:span><text:span text:style-name="T227">a</text:span><text:span text:style-name="T11">ugmented </text:span><text:span text:style-name="T227">r</text:span><text:span text:style-name="T11">eality means using a device to overlay the real world with some form of data. For example you might wear a headset with glass covering your eyes onto which data is projected about whatever you are looking at. A Sleeper version of the Data Crawl. Some smart phone games map your local GPS coordinates into the game world and when you point the screen at an empty space </text:span><text:span text:style-name="T228">in the real world </text:span><text:span text:style-name="T11">you might see a building or statue </text:span><text:span text:style-name="T228">in the digital reality of the </text:span><text:span text:style-name="T229">device</text:span><text:span text:style-name="T11">. </text:span><text:span text:style-name="T10">If you have a smart phone </text:span><text:span text:style-name="T11">then </text:span><text:span text:style-name="T10">you may</text:span><text:span text:style-name="T167"> have seen it </text:span><text:span text:style-name="T166">in </text:span><text:span text:style-name="T167">action already </text:span><text:span text:style-name="T10">if capturing rover monsters in tiny balls or watching </text:span><text:span text:style-name="T230">ghosts</text:span><text:span text:style-name="T10"> crawl out of televisions </text:span><text:span text:style-name="T167">is you</text:span><text:span text:style-name="T166">r</text:span><text:span text:style-name="T167"> thing.</text:span></text:p>
      <text:p text:style-name="P85"/>
      <text:p text:style-name="P86"><text:span text:style-name="T232">For those in the known among the Awakened AR is so much </text:span><text:span text:style-name="T231">bigger</text:span><text:span text:style-name="T232"> but more on that later. T</text:span><text:span text:style-name="T170">he import</text:span><text:span text:style-name="T166">ant </text:span><text:span text:style-name="T170">thing to know is that AR is just the beginning. How about an analogy? </text:span><text:span text:style-name="T171">If the </text:span><text:span text:style-name="T174">Sleeper’s </text:span><text:span text:style-name="T171">Internet is just the </text:span><text:span text:style-name="T172">shallow </text:span><text:span text:style-name="T171">surface of the many sectors of the Digital Web then </text:span><text:span text:style-name="T174">Sleeper </text:span><text:span text:style-name="T173">augmented reality one of many </text:span><text:span text:style-name="T174">AR world to the knowledgeable Mage.</text:span></text:p>
      <text:p text:style-name="P87"/>
      <text:p text:style-name="P86"><text:span text:style-name="T170"><text:s/>If the </text:span><text:span text:style-name="T232">Internet is a poor reflection of the Digital Web then AR is a poor reflection of Reality 2.0.</text:span></text:p>
      <text:p text:style-name="P88"/>
      <text:p text:style-name="P88"/>
      <text:p text:style-name="P131"/>
      <text:p text:style-name="P88"/>
      <text:p text:style-name="P88"/>
      <text:p text:style-name="P5">There’s More There There</text:p>
      <text:p text:style-name="P89"><text:span text:style-name="T168">Turns out, friends, that when you look t</text:span><text:span text:style-name="T12">hrough your glasses, phone, tablet, trinary deck, or what have you you aren’t just looking at an image of the real world with a bit of </text:span><text:span text:style-name="T175">data </text:span><text:span text:style-name="T12">splatted on top of it on your device’s screen. You are in fact looking into another world. Of a sort anyway. It is unclear if augmente</text:span><text:span text:style-name="T13">d</text:span><text:span text:style-name="T12"> reality is a Technocratic invention released </text:span><text:span text:style-name="T14">to</text:span><text:span text:style-name="T12"> </text:span><text:span text:style-name="T14">the</text:span><text:span text:style-name="T12"> masses or a Sleeper invention the Technocrats let pass. </text:span><text:span text:style-name="T15">B</text:span><text:span text:style-name="T12">ut I’m </text:span><text:span text:style-name="T15">certain if the mirror shades had known what was really going on they would have shut it down immediately. Or maybe reality has simply shifted out from underneath them? Hard to say. Reality is a slippery fish. But I digress.</text:span></text:p>
      <text:p text:style-name="P89"/>
      <text:p text:style-name="P90"><text:span text:style-name="T16">The discovery of these other worlds is new so no one can tell you for certain what is going on. No one knows yet. Reality may still be in motion. </text:span><text:span text:style-name="T17">At this point we only know two things for certain. First, these worlds </text:span><text:span text:style-name="T169">are all digital, </text:span><text:span text:style-name="T166">much</text:span><text:span text:style-name="T169"> like the Digital Web. A</text:span><text:span text:style-name="T17">nd second,</text:span><text:span text:style-name="T16"> </text:span><text:span text:style-name="T17">i</text:span><text:span text:style-name="T16">t appears the worlds of AR are in a permanent state of flux. </text:span><text:span text:style-name="T17">Your device may be read only or you might be able to make changes to the world on the other side. Those changes may or may not stick around. Hell the </text:span><text:span text:style-name="T18">world</text:span><text:span text:style-name="T17"> may or may not stick around. </text:span><text:span text:style-name="T27">There is an odd observer effect taking place where a world may reset or drift off to be replaced by a copy but only when no one is looking.</text:span></text:p>
      <text:p text:style-name="P90"/>
      <text:p text:style-name="P64"><text:span text:style-name="T176">There is much more to be said about these AR worlds but they are just the fancy wrapping on the real new discovery. A discovery the Virtual Adepts are canning Reality 2.0 or sometimes must V2. </text:span><text:span text:style-name="T177">H</text:span><text:span text:style-name="T176">ow many AR apps do you have on your devices? </text:span><text:span text:style-name="T177">A chat program where you can turn people’s faces into cartoon puppies?</text:span><text:span text:style-name="T176"> </text:span><text:span text:style-name="T177">One for getting directions in the city? Maybe a game for turning an empty tabletop into a game of chess? You point your camera at the world and it creates an Overlay showing you something on top of the that world but each app is showing you a different Overlay on top of that same </text:span><text:soft-page-break/><text:span text:style-name="T177">world. The Sleepers think they’re projecting onto the really real world but the VAs have discovered there is more to it. Just behind the real world there is another real world. A digital, version 2.0 of the Mudball.</text:span></text:p>
      <text:p text:style-name="P64"/>
      <text:p text:style-name="P64"/>
      <text:p text:style-name="P64"/>
      <text:p text:style-name="P113"><text:span text:style-name="T250">What is </text:span><text:span text:style-name="T251">The Overlay</text:span></text:p>
      <text:p text:style-name="P64"/>
      <text:p text:style-name="P66"><text:span text:style-name="T183">We’ve only discovered Reality 2.0 in the last few years. </text:span><text:span text:style-name="T182">Th</text:span><text:span text:style-name="T189">e</text:span><text:span text:style-name="T182"> Mages in on the secret do not yet agree on what it is </text:span><text:span text:style-name="T183">but we have a guess. </text:span><text:span text:style-name="T186">For the average Sleeper the distance between the world of the real and </text:span><text:span text:style-name="T190">the world of the </text:span><text:span text:style-name="T186">digital is becoming thinner. </text:span><text:span text:style-name="T187">The latest message from a celebrity received on their phone is more real to many people than the facts in front of their face. </text:span><text:span text:style-name="T191">We believe</text:span><text:span text:style-name="T187"> the Consensus if shifting to accommodate this new reality. </text:span><text:span text:style-name="T188">T</text:span><text:span text:style-name="T187">his </text:span><text:span text:style-name="T188">digital</text:span><text:span text:style-name="T187"> divide between the two worlds has become so thin it is more like a membrane than a barrier </text:span><text:span text:style-name="T188">in many places</text:span><text:span text:style-name="T187">.</text:span></text:p>
      <text:p text:style-name="P66"/>
      <text:p text:style-name="P67"><text:span text:style-name="T192">Reality 2.0 is a kind of mirror world to our own. It has most of the same basic rules. The sun, if we can call it that, comes up every day. There’s air to breathe and water to drink. </text:span><text:span text:style-name="T195">When you get there you will still be flesh and blood.</text:span><text:span text:style-name="T192"> </text:span><text:span text:style-name="T195">If y</text:span><text:span text:style-name="T193">ou cut me I’</text:span><text:span text:style-name="T195">ll</text:span><text:span text:style-name="T193"> bleed and if you jump off a building you’</text:span><text:span text:style-name="T194">ll </text:span><text:span text:style-name="T195">still</text:span><text:span text:style-name="T194"> deface the pavement</text:span><text:span text:style-name="T193">.</text:span><text:span text:style-name="T195"> </text:span><text:span text:style-name="T196">There are people walking around everywhere carrying on the same daily lives they have on the real world but there are fewer of them in less technologically advanced places. For the most part they’ll ignore you </text:span><text:span text:style-name="T197">unless you really get their attention. </text:span><text:span text:style-name="T198">V2 maintains a form on connection to the real world we’ve not even begun to understand. Real world actions almost always reflect into V2 immediately. Many changes in V2 appear in the real world too but often in a different way and not always how you might expect. For example, if you were to kill a Sleeper in V2 most likely they’ll only have a really bad headache for a few days in the real world and eventually they’ll reappear in V2 like nothing happened. But I recently setup a workbench on a table inside my favorite pizza shop in V2 and back in reality that table is never filled even during peak hours. </text:span><text:span text:style-name="T200">My cabal speculates this is due to my tools coming across with me from reality but who knows.</text:span></text:p>
      <text:p text:style-name="P67"/>
      <text:p text:style-name="P69"><text:span text:style-name="T198">V2 is also a </text:span><text:span text:style-name="T199">bit more malleable than reality. </text:span><text:span text:style-name="T201">Most magic works the same but with a few effects similar to the Digital Web. </text:span><text:span text:style-name="T202">Since these mirror world Sleepers don’t take much notice of us most</text:span><text:span text:style-name="T201"> magic is coincidental except in the most extreme circumstances. Spirit </text:span><text:span text:style-name="T202">m</text:span><text:span text:style-name="T201">agic </text:span><text:span text:style-name="T202">however</text:span><text:span text:style-name="T201"> is always vulgar. </text:span><text:span text:style-name="T202">Summoned spirits of the real world are usually confused a bit about where they are on first arrival. When you first arrive in Reality 2.0 you body will be as it was in the real world regardless of how you get there so Life magic works in this digital clone.</text:span></text:p>
      <text:p text:style-name="P69"/>
      <text:p text:style-name="P70"><text:span text:style-name="T204">It is important to know that unlike the Digital Web Reality 2.0 doesn’t just continue on forever, or not int the same way. There is a one to one map from the real world to V2. </text:span><text:span text:style-name="T203">The biggest difference from the is what I’ve started calling Extrusions. Image the real world is a sphere and Reality 2.0 is a </text:span><text:span text:style-name="T204">bubble</text:span><text:span text:style-name="T203"> sitting </text:span><text:span text:style-name="T204">encompassing it</text:span><text:span text:style-name="T203">. </text:span><text:span text:style-name="T204">The bubble is soft and can be molded with the right application of magic. I start by extruding </text:span><text:span text:style-name="T205">the material</text:span><text:span text:style-name="T204"> a bit outward </text:span><text:span text:style-name="T205">forming a little sac. The material stretches as I work. So if I’m careful to leave all but the tiniest, almost invisible, break in the original wall of the bubble then from inside the bubble you would never notice the little sac I’ve just created. But if you know how to get there and travel through the gap in the outside wall of the bubble you end up inside a tiny world all my own. Such Extrusions are similar to our chantries in the real world. </text:span><text:span text:style-name="T206">We get to decide what the local reality looks like.</text:span></text:p>
      <text:p text:style-name="P70"/>
      <text:p text:style-name="P71"><text:span text:style-name="T206">Now here’s where it really gets fun. I can continue to stretch the walls of little reality sac until it hits other parts of the reality bubble. Where the two touch I can break through creating another passageway </text:span><text:soft-page-break/><text:span text:style-name="T206">into my </text:span><text:span text:style-name="T207">Extrusion. It may feel real and act like the real world but V2 is still a digital world meaning I can also stretch my Extrusion until it hits the Digital Web. </text:span><text:span text:style-name="T209">I can also tether a door to one or many AR realms making</text:span></text:p>
      <text:p text:style-name="P69"/>
      <text:p text:style-name="P69"><text:span text:style-name="T203">We’ve only just started to scratch the surface of this new reality. </text:span><text:span text:style-name="T208">Who knows what else you might discover?</text:span></text:p>
      <text:p text:style-name="P69"/>
      <text:p text:style-name="P72"><text:span text:style-name="T208">But beware. The Technocracy </text:span><text:span text:style-name="T209">has</text:span><text:span text:style-name="T208"> got wind of our </text:span><text:span text:style-name="T209">little </text:span><text:span text:style-name="T208">discovery. The</text:span><text:span text:style-name="T209">y</text:span><text:span text:style-name="T208"> are doing exploring of their own and without paradox to slow them or us down the war for V2 is about to get hot.</text:span></text:p>
      <text:p text:style-name="P68"/>
      <text:p text:style-name="P68"/>
      <text:p text:style-name="P73">FOR ELSEWHERE: 3 (4?) dot Forces in V2 can convert a biological body into a digital one. But this ‘icon’ cannot change beyond what might be possible with Life effects. Such a digital body can be affected with Forces magic in the same way as a biological one can be with Life.</text:p>
      <text:p text:style-name="P65"/>
      <text:p text:style-name="P112"><text:span text:style-name="T248">Inside </text:span><text:span text:style-name="T249">Class E Sectors</text:span></text:p>
      <text:p text:style-name="P65"/>
      <text:p text:style-name="P110"><text:span text:style-name="T209">Each of the many </text:span><text:span text:style-name="T284">Class E sectors </text:span><text:span text:style-name="T209">you might pass through </text:span><text:span text:style-name="T210">on the way to </text:span><text:span text:style-name="T284">the Overlay</text:span><text:span text:style-name="T210"> is a world of its own with its own rules. The</text:span><text:span text:style-name="T211">s</text:span><text:span text:style-name="T210">e </text:span><text:span text:style-name="T285">sectors</text:span><text:span text:style-name="T210"> can be dangerous and chaotic. </text:span><text:span text:style-name="T212">Some clearly map to known Sleeper </text:span><text:span text:style-name="T286">augmented</text:span><text:span text:style-name="T212"> </text:span><text:span text:style-name="T272">programs </text:span><text:span text:style-name="T286">or data</text:span><text:span text:style-name="T212">. Side note: If you find yourself in a world with a bunch of cartoonish monsters </text:span><text:span text:style-name="T19">run (</text:span><text:span text:style-name="T212">unless you fancy having your face melted off by an adorable fire lizard or being electrocuted by a giant mouse). </text:span><text:span text:style-name="T273">O</text:span><text:span text:style-name="T213">thers are variations on those themes and may represent </text:span><text:span text:style-name="T273">programs</text:span><text:span text:style-name="T213"> not yet released or ideas o</text:span><text:span text:style-name="T273">n</text:span><text:span text:style-name="T213"> the drawing board. </text:span><text:span text:style-name="T273">Some</text:span><text:span text:style-name="T213"> are downright </text:span><text:span text:style-name="T273">wacky (to whomever created the gray scale one where everyone wears a trenchcoat and carries a katana, kudos)</text:span><text:span text:style-name="T213">. </text:span><text:span text:style-name="T264">A few may even be some form of Marauder domain and</text:span><text:span text:style-name="T213"> I’m not entirely certain </text:span><text:span text:style-name="T264">others</text:span><text:span text:style-name="T213"> haven’t been constructed deliberately by the Zigg’raugglurr for some unknowable purpose. </text:span><text:span text:style-name="T262">However – and this is important – a </text:span><text:span text:style-name="T287">Class E sector</text:span><text:span text:style-name="T262"> is </text:span><text:span text:style-name="T20">not</text:span><text:span text:style-name="T262"> a computer </text:span><text:span text:style-name="T274">program</text:span><text:span text:style-name="T262">. </text:span><text:span text:style-name="T263">There is no machine somewhere running it. </text:span><text:span text:style-name="T265">You can’t crash a server to kill a </text:span><text:span text:style-name="T288">Class E sector</text:span><text:span text:style-name="T265">. A number of these realms are certainly reflections of extant computer programs and as such have ties to those programs but most exist independently, </text:span><text:span text:style-name="T266">created instead by </text:span><text:span text:style-name="T275">the collective unconscious of Sleepers or the Awaken</text:span><text:span text:style-name="T280">ed</text:span><text:span text:style-name="T275"> or by</text:span><text:span text:style-name="T266"> some </text:span><text:span text:style-name="T267">intersection or critical mass</text:span><text:span text:style-name="T266"> of data or ideas </text:span><text:span text:style-name="T268">which </text:span><text:span text:style-name="T21">do</text:span><text:span text:style-name="T268"> exist digitally somewhere. It is also possible the Digital Web gives rise to some of these realms.</text:span></text:p>
      <text:p text:style-name="P110"/>
      <text:p text:style-name="P111"><text:span text:style-name="T278">Something you cannot afford to forget about </text:span><text:span text:style-name="T289">Class E sectors</text:span><text:span text:style-name="T278"> is </text:span><text:span text:style-name="T289">most </text:span><text:span text:style-name="T278">are </text:span><text:span text:style-name="T289">T</text:span><text:span text:style-name="T278">ransient. </text:span><text:span text:style-name="T289">These sectors</text:span><text:span text:style-name="T279"> are created by the mind of the Mage passing through </text:span><text:span text:style-name="T281">from one place to another</text:span><text:span text:style-name="T279"> </text:span><text:span text:style-name="T280">and</text:span><text:span text:style-name="T279"> cease to exist soon after the Mage leaves. Without a mind to keep the place running it soon rots away so don’t leave anything important behind. </text:span><text:span text:style-name="T281">Any mind can keep a realm from disappearing. As long as any sentient being exists in the space the realm continues to exist. </text:span><text:span text:style-name="T289">Fixed Class E sectors on the other hand exist independently of any presence within them. </text:span><text:span text:style-name="T290">Sectors created by the weight of Sleeper belief are Fixed. Fixed sectors can be created as well.</text:span></text:p>
      <text:p text:style-name="P111"/>
      <text:p text:style-name="P109"><text:span text:style-name="T270">You can travel between different AR realms by willing yourself to move in a given direction. Unfortunately direction has little </text:span><text:span text:style-name="T276">conventional </text:span><text:span text:style-name="T270">meaning here. </text:span><text:span text:style-name="T277">Focusing on a specific concept</text:span><text:span text:style-name="T270"> you drift from one realm to the next </text:span><text:span text:style-name="T277">and </text:span><text:span text:style-name="T270">you </text:span><text:span text:style-name="T277">wi</text:span><text:span text:style-name="T270">ll see things change slightly. </text:span><text:span text:style-name="T277">E</text:span><text:span text:style-name="T270">ach realm </text:span><text:span text:style-name="T277">you pass through </text:span><text:span text:style-name="T270">is subtly different. You will move in one direction and try to see if you move closer or further from where you </text:span><text:span text:style-name="T269">b</text:span><text:span text:style-name="T271">elieve</text:span><text:span text:style-name="T270"> you want to go. Yes this is a pain but it has two notable upsides. One, if you can fix an AR realm between realms which aren’t very similar (and perhaps aren’t very savory) you can hide it from prying eyes. And two, once you’ve visited a specific realm and you want to find it again just thinking about it will take you there in an instant.</text:span></text:p>
      <text:p text:style-name="P65"><text:soft-page-break/></text:p>
      <text:p text:style-name="P65"/>
      <text:p text:style-name="P3">How Do I Get There?</text:p>
      <text:p text:style-name="P65"/>
      <text:p text:style-name="P65"><text:span text:style-name="T183">Compare it to the well known spiritual cosmology. </text:span><text:span text:style-name="T184">The Gauntlet separates this world from the rest of the Umbra. This is a bit like Augmented Reality and Reality 2.0 but not exactly the same. </text:span><text:span text:style-name="T185">There is only one Gauntlet and you must pass through it to reach the many worlds out there in the Umbra. This scheme is inverted for AR. There are many Augmented Realities and only one Reality 2.0. You must pass through one of the many ARs to reach V2. “All roads lead to Rome” if you will. </text:span></text:p>
      <text:p text:style-name="P64"/>
      <text:p text:style-name="P64"/>
      <text:p text:style-name="P2">What’s It Like?</text:p>
      <text:p text:style-name="P64"><text:span text:style-name="T180">In V2, those </text:span><text:span text:style-name="T181">AR</text:span><text:span text:style-name="T180"> Overlays aren’t inside a device they stand next to you.</text:span></text:p>
      <text:p text:style-name="P63"/>
      <text:p text:style-name="P63"/>
      <text:p text:style-name="P63"/>
      <text:p text:style-name="P63"><text:span text:style-name="T178">Where everything is the same but different. </text:span><text:span text:style-name="T179">Like parts of Umbra it reflects reality but has a strange relationship with reality. </text:span></text:p>
      <text:p text:style-name="P63"/>
      <text:p text:style-name="P63"/>
      <text:p text:style-name="P121">The Overlay</text:p>
      <text:p text:style-name="P74"/>
      <text:p text:style-name="P75"><text:span text:style-name="T216">Your </text:span><text:span text:style-name="T215">Sleeper </text:span><text:span text:style-name="T214">augmented reality application</text:span><text:span text:style-name="T216">s work by overlaying additional data on top of </text:span><text:span text:style-name="T217">a</text:span><text:span text:style-name="T216"> digital </text:span><text:span text:style-name="T217">representation of the real world</text:span><text:span text:style-name="T216">. </text:span><text:span text:style-name="T218">An alternate reality is created by when you network together a number of devices all running the same application. You Mage can enter each reality and jump between them.</text:span></text:p>
      <text:p text:style-name="P75"/>
      <text:p text:style-name="P76">The Overlay, with a capital O, is different.</text:p>
      <text:p text:style-name="P75"/>
      <text:p text:style-name="P75"/>
      <text:p text:style-name="P75"/>
      <text:p text:style-name="P75"/>
      <text:p text:style-name="P75"/>
      <text:p text:style-name="P75"/>
      <text:p text:style-name="P123">Table of Contents</text:p>
      <text:p text:style-name="P8">Prelude: Hidden Places</text:p>
      <text:p text:style-name="P11">Introduction: <text:span text:style-name="T253">What’s Real Anyway?</text:span></text:p>
      <text:p text:style-name="P7">Chapter 1: Data Structure of Reality</text:p>
      <text:p text:style-name="P117"><text:span text:style-name="T148">Chapter </text:span><text:span text:style-name="T149">2</text:span><text:span text:style-name="T148">: The Overlay</text:span></text:p>
      <text:p text:style-name="P8">Interlude: Race Conditions</text:p>
      <text:p text:style-name="P117"><text:span text:style-name="T148">Chapter </text:span><text:span text:style-name="T149">3</text:span><text:span text:style-name="T148">: </text:span><text:span text:style-name="T149">Class E Sectors: </text:span><text:span text:style-name="T148">The Borderlands</text:span></text:p>
      <text:p text:style-name="P7">Chapter 4: Tools of the Revolution</text:p>
      <text:p text:style-name="P9">Conclusion: Bleed</text:p>
      <text:p text:style-name="P9"/>
      <text:p text:style-name="P9"/>
      <text:p text:style-name="P122">Hidden Places</text:p>
      <text:p text:style-name="P18"/>
      <text:p text:style-name="P81"><text:span text:style-name="T29">“Clara, </text:span><text:span text:style-name="T30">please tell me why I am standing in an abandoned apartment complex in the middle of Karachi?” asked Noor </text:span><text:span text:style-name="T32">into her phone</text:span><text:span text:style-name="T30">.</text:span><text:span text:style-name="T29"> “</text:span><text:span text:style-name="T30">W</text:span><text:span text:style-name="T29">hat am I doing </text:span><text:span text:style-name="T30">here? Where are the medical supplies you promised? </text:span><text:span text:style-name="T31">This apartment is empty.</text:span><text:span text:style-name="T30">”</text:span></text:p>
      <text:p text:style-name="P19"/>
      <text:p text:style-name="P81"><text:span text:style-name="T30">“</text:span><text:span text:style-name="T32">Oh ye of little faith,” replied Clara knowing full Noor’s deep Sufi roots. Noor winced. “Open up your camera app,” added Clara “and point it at the front door.”</text:span></text:p>
      <text:p text:style-name="P20"/>
      <text:p text:style-name="P81"><text:span text:style-name="T32">Noor brought the phone down, opened the camera app, and pointed it at the open front door of the apartment she had recently come through. T</text:span><text:span text:style-name="T161">he door she had opened was still there but in the door frame </text:span><text:span text:style-name="T162">was</text:span><text:span text:style-name="T161"> another door.</text:span><text:span text:style-name="T32"> This door had a standard door knob </text:span><text:span text:style-name="T33">but where a paint job should be was a swirling blue vortex with bright white light billowing out the center. </text:span><text:span text:style-name="T34">She looked past the phone at the door frame. Empty. She looked back through the phone again. Crazy blue door. Noor brought the phone back up to her ear. “</text:span><text:span text:style-name="T163">What am I look</text:span><text:span text:style-name="T162">ing </text:span><text:span text:style-name="T163">at here?</text:span><text:span text:style-name="T34">”</text:span></text:p>
      <text:p text:style-name="P21"/>
      <text:p text:style-name="P21">“C’mon! The wormhole! From DS9!” replied Clara.</text:p>
      <text:p text:style-name="P21"/>
      <text:p text:style-name="P21">“You are such a trekkie.” she sighed. “I mean the door, Clara! Why and how is there a second door in that frame and where are my supplies?”</text:p>
      <text:p text:style-name="P21"/>
      <text:p text:style-name="P81"><text:span text:style-name="T34">“Just a sec. Put me on speaker. And keep watching the door.” Noor complied. </text:span><text:span text:style-name="T35">“Now open </text:span><text:span text:style-name="T36">the door.</text:span><text:span text:style-name="T35">” </text:span><text:span text:style-name="T36">Noor paused a moment, confused. “C’mon open the door! This stuff is heavy!” The sound of three swift kicks at the door came through the phone.</text:span></text:p>
      <text:p text:style-name="P22"/>
      <text:p text:style-name="P22">Noor looked back and forth between the empty door frame and the door in the phone a few times, then pointed the phone at the doorknob and reached out with her left hand. She saw her hand enter the view of the phone moving toward the doorknob then felt something solid. She turned, pulled, and looked up. Empty door frame.</text:p>
      <text:p text:style-name="P22"/>
      <text:p text:style-name="P81"><text:span text:style-name="T36">Back on the phone Clara stumbled through the now open door carrying several heavy looking bags with a few more hung over her shoulders. “What took so long?” she grunted and dropped all the bags just inside the door. </text:span><text:span text:style-name="T37">She let out a relaxing huff as she swept her half shaven head’s blue hair from her face. She turned, shut the door, turned back placing her hands on the hips of her surplus army pants, and gave Noor a smug look. Through the phone of course. A moment later Clara </text:span><text:span text:style-name="T164">threw up her </text:span><text:span text:style-name="T162">hands</text:span><text:span text:style-name="T164"> shouting “Ta da!” Noor simply stood stunned and confused.</text:span></text:p>
      <text:p text:style-name="P23"/>
      <text:p text:style-name="P23">Clara’s face turned more serious. Thrusting her chin out slightly she said “Right, ok. Come here” and walked straight at the camera. Her hand reached as if trying to grab the camera from the inside. There was a sudden “Crack!” sound like a large electrical discharge and the smell of ozone. In an instant the phone showed a swirly blue door but no Clara and reality showed Clara and no swirly blue door. “Neat trick, huh?” said Clara.</text:p>
      <text:p text:style-name="P23"/>
      <text:p text:style-name="P80"><text:span text:style-name="T37">“I</text:span><text:span text:style-name="T28">mpressive. But, ah…” Noor trailed off and tapped the side of her head with a finger. “</text:span><text:span text:style-name="T38">Hair.”</text:span></text:p>
      <text:p text:style-name="P24"/>
      <text:p text:style-name="P24">Pulling out her own phone Clara took at her reflection in the glass surface. Her famously electric blue hair was now a eye straining electric pink. “Well that’s new” she said. “Still working out the kinks. For the most part that usually isn’t vulgar but what can I say I was looking to make an impression.”</text:p>
      <text:p text:style-name="P24"/>
      <text:p text:style-name="P81"><text:soft-page-break/><text:span text:style-name="T38">“</text:span><text:span text:style-name="T39">You succeeded! Where on Earth did you just come from?”</text:span></text:p>
      <text:p text:style-name="P17"/>
      <text:p text:style-name="P17">“You remember the chantry on Baltimore. Same chantry, new Baltimore. Well sort of. Digital Baltimore. Baltimore 2.0.”</text:p>
      <text:p text:style-name="P124">Introduction</text:p>
      <text:p text:style-name="P11"/>
      <text:p text:style-name="P4"><text:span text:style-name="T254">W</text:span>hat’s Real Anyway?</text:p>
      <text:p text:style-name="P78"/>
      <text:p text:style-name="P83"><text:span text:style-name="T1">The electronic world encroaches daily. </text:span><text:span text:style-name="T2">The majority of the world now has Internet access. Most of those users access it via mobile device. </text:span><text:span text:style-name="T3">The realms of the Digital and the Real join along millions of points as </text:span><text:span text:style-name="T219">d</text:span><text:span text:style-name="T3">evices </text:span><text:span text:style-name="T219">(and Devices)</text:span><text:span text:style-name="T3"> bring flesh closer to data. Text has supplanted voice turning phones into glorified keyboards and people into input sources. Social media bombards us, demanding we pay attention to The Latest.</text:span></text:p>
      <text:p text:style-name="P83"/>
      <text:p text:style-name="P83"><text:span text:style-name="T165">For the Digital Web this </text:span><text:span text:style-name="T166">is </text:span><text:span text:style-name="T165">a boom time. T</text:span><text:span text:style-name="T4">he Web expands faster than it ever has </text:span><text:span text:style-name="T220">b</text:span><text:span text:style-name="T4">ut all is not </text:span><text:span text:style-name="T5">RGB</text:span><text:span text:style-name="T4"> ra</text:span><text:span text:style-name="T5">i</text:span><text:span text:style-name="T4">nbows and </text:span><text:span text:style-name="T221">4K</text:span><text:span text:style-name="T5"> </text:span><text:span text:style-name="T4">sunshine for the technomancers of the world. Changes in Internet usage among Sleepers </text:span><text:span text:style-name="T5">are </text:span><text:span text:style-name="T222">beginning</text:span><text:span text:style-name="T5"> to reflect into the Net. </text:span><text:span text:style-name="T6">Sleepers are taming the wild Internet. </text:span><text:span text:style-name="T5">Social media giants have replaced a thousand web sites and blogs and massive online outlets </text:span><text:span text:style-name="T6">have</text:span><text:span text:style-name="T5"> replaced all the Mom and Pop’s Internet Shops. </text:span><text:span text:style-name="T6"><text:s/>This is why we can’t have nice things.</text:span></text:p>
      <text:p text:style-name="P83"/>
      <text:p text:style-name="P83"><text:span text:style-name="T6">In some places the Web</text:span><text:span text:style-name="T5"> </text:span><text:span text:style-name="T223">is </text:span><text:span text:style-name="T5">o</text:span><text:span text:style-name="T4">ssif</text:span><text:span text:style-name="T223">ying,</text:span><text:span text:style-name="T5"> making Virgin Web harder to pattern </text:span><text:span text:style-name="T223">into any format not in agreement with its connected sectors.</text:span><text:span text:style-name="T5"> </text:span><text:span text:style-name="T223">D</text:span><text:span text:style-name="T6">igital reality </text:span><text:span text:style-name="T223">there is </text:span><text:span text:style-name="T6">more like static reality </text:span><text:span text:style-name="T7">where</text:span><text:span text:style-name="T6"> Paradox bit</text:span><text:span text:style-name="T7">es</text:span><text:span text:style-name="T6"> harder. In other places basic truths of reality, digital or otherwise, are breaking down and the Web refuses to hold its shape or even maintain a functioning baseline </text:span><text:span text:style-name="T224">reality</text:span><text:span text:style-name="T6">. </text:span><text:span text:style-name="T5">But just along the </text:span><text:span text:style-name="T6">outside</text:span><text:span text:style-name="T5"> </text:span><text:span text:style-name="T6">of the Digital Web, and just out of sight in Meatspace, a new frontier is forming. A new Wild West for those of us who know how to find it. </text:span><text:span text:style-name="T233">A new kind of sector in the Digital Web called a Bound sector. And outside the Bound sectors? What t</text:span><text:span text:style-name="T6">he Virtual Adepts </text:span><text:span text:style-name="T233">call</text:span><text:span text:style-name="T225"> The Overlay</text:span><text:span text:style-name="T6">.</text:span></text:p>
      <text:p text:style-name="P25"/>
      <text:p text:style-name="P11"/>
      <text:p text:style-name="P11"/>
      <text:p text:style-name="P11"/>
      <text:p text:style-name="P12"><text:span text:style-name="T255">&lt; </text:span>Discussion of Digital/Real integration <text:span text:style-name="T255">&gt;</text:span></text:p>
      <text:p text:style-name="P103"><text:span text:style-name="T95">The real world and the Digital Web are moving closer together. The Internet started the process but </text:span><text:span text:style-name="T96">it </text:span><text:span text:style-name="T95">has sped up significantly </text:span><text:span text:style-name="T96">in the last two decades. The smart phone tipped the scales in favor of the digital world. Smart devices of all kinds – watches, digital assistants… light bulbs – </text:span><text:span text:style-name="T98">used by the modern</text:span><text:span text:style-name="T96"> Sleeper blur distinctions between </text:span><text:span text:style-name="T97">what we used to call real and digital. </text:span><text:span text:style-name="T98">Is a voice command given to a virtual assistant to turn on the lights in your living room any less real that turning on those same lights with a switch? </text:span><text:span text:style-name="T99">Large numbers of devices now track GPS coordinates which are certainly real. </text:span><text:span text:style-name="T100">If a device can think, learn, move, </text:span><text:span text:style-name="T101">communicate and perhaps even replicate itself it might just be alive. Maybe you are secretly Alexa’s assistant, </text:span><text:span text:style-name="T136">feeding it daily with your data.</text:span><text:span text:style-name="T101"> How would you even know </text:span><text:span text:style-name="T102">otherwise</text:span><text:span text:style-name="T101">?</text:span></text:p>
      <text:p text:style-name="P12"/>
      <text:p text:style-name="P48"/>
      <text:p text:style-name="P12"><text:span text:style-name="T255">&lt; </text:span>Existence of Class E Sectors and The Overlay <text:span text:style-name="T255">&gt;</text:span></text:p>
      <text:p text:style-name="P104"><text:span text:style-name="T103">As the real and digital worlds drift closer each starts to affect the other </text:span><text:span text:style-name="T104">and new worlds are created. The Digital Web is slowly becoming more static </text:span><text:span text:style-name="T105">and Paradox is more common</text:span><text:span text:style-name="T104">. Between the digital and the real are the </text:span><text:span text:style-name="T105">Class E Sectors</text:span><text:span text:style-name="T106">, Earth like in basic size and parameters with a default pattern based in the real world. </text:span><text:span text:style-name="T107">Just outside of reality is the newly discovered Realm of The Overlay. A digital Realm but a near mirror of Earth with often unpredictable crossover between Earth and the Overlay.</text:span></text:p>
      <text:p text:style-name="P11"/>
      <text:p text:style-name="P11"/>
      <text:p text:style-name="P11">Glossary</text:p>
      <text:list xml:id="list3908851289" text:style-name="L1">
        <text:list-item>
          <text:p text:style-name="P132"><text:soft-page-break/><text:span text:style-name="T240">A</text:span><text:span text:style-name="T242">Igent</text:span><text:span text:style-name="T87">: </text:span><text:span text:style-name="T88">Pronounced ‘agent’, an</text:span><text:span text:style-name="T87"> Enlightened Technocratic program </text:span><text:span text:style-name="T88">calibrated to function in </text:span><text:span text:style-name="T243">Class E Sectors</text:span><text:span text:style-name="T88"> and </text:span><text:span text:style-name="T243">the Overlay</text:span><text:span text:style-name="T88"> and designed to hunt down Reality Deviants. A result of Iteration X’s forays into augmented reality. They typically appear as an NWO Man in Black but could be built with any appearance.</text:span></text:p>
        </text:list-item>
        <text:list-item>
          <text:p text:style-name="P133"><text:span text:style-name="T243">A</text:span><text:span text:style-name="T246">R Realm</text:span><text:span text:style-name="T131">: </text:span><text:span text:style-name="T132">An AR (augmented reality) Realm is a </text:span></text:p>
        </text:list-item>
        <text:list-item>
          <text:p text:style-name="P134"><text:span text:style-name="T240">Bio-</text:span><text:span text:style-name="T241">I</text:span><text:span text:style-name="T240">mmersion</text:span><text:span text:style-name="T59">: Standard holistic immersion as seen in M20 or the Digital Web source books. </text:span><text:span text:style-name="T60">Contrast with </text:span><text:span text:style-name="T241">Digitization</text:span><text:span text:style-name="T60">.</text:span></text:p>
        </text:list-item>
        <text:list-item>
          <text:p text:style-name="P140"><text:span text:style-name="T235">Blue Box</text:span>: <text:s/>A tongue-in-cheek name for a Chantry built inside an <text:span text:style-name="T235">Extrusion </text:span>because it is bigger on the inside.</text:p>
        </text:list-item>
        <text:list-item>
          <text:p text:style-name="P141"><text:span text:style-name="T235">Class E Sector</text:span>: A sector of the <text:span text:style-name="T252">Digital Web which maps directly onto the surface of the Earth. </text:span><text:span text:style-name="T282">Class E sectors take many forms but are commonly based upon static reality</text:span><text:span text:style-name="T252"> forms of augmented reality. </text:span><text:span text:style-name="T283">These sectors do not obey normal Digital Web rules for creation. Class E sectors are either Transient or Fixed.</text:span></text:p>
        </text:list-item>
        <text:list-item>
          <text:p text:style-name="P135"><text:span text:style-name="T238">Class E Sector </text:span><text:span text:style-name="T247">(Transient):</text:span><text:span text:style-name="T133"> <text:s/></text:span><text:span text:style-name="T131">Transient </text:span><text:span text:style-name="T133">Class E sectors </text:span><text:span text:style-name="T131">are those which cease to exist when no mind remains within them. Typically they are created by a Mage, or other sentient being, traveling between other locations. For example when traveling from the Overlay into the Digital Web or between two Fixed </text:span><text:span text:style-name="T133">Class E sectors.</text:span></text:p>
        </text:list-item>
        <text:list-item>
          <text:p text:style-name="P135"><text:span text:style-name="T247">Class E Sectors (Fixed)</text:span><text:span text:style-name="T133">: </text:span><text:span text:style-name="T134">Fixed Class E sectors do not require a mind to remain within them to continue to exist. They exist on their own. </text:span><text:span text:style-name="T135">Most are clearly reflections of augmented reality data in static reality but other have been constructed.</text:span></text:p>
        </text:list-item>
        <text:list-item>
          <text:p text:style-name="P142"><text:span text:style-name="T235">Defrag</text:span>: Reconstructing a <text:span text:style-name="T235">fragged</text:span> holistic traveler from the bits of data left behind by their body. Extremely difficult and always traumatic.</text:p>
        </text:list-item>
        <text:list-item>
          <text:p text:style-name="P136"><text:span text:style-name="T241">Digitization</text:span><text:span text:style-name="T60">: A form on holistic immersion where the traveler has been converted into pure data. Contrast with </text:span><text:span text:style-name="T241">Bio-Immersion</text:span><text:span text:style-name="T60">. Certain types of Life, Forces, and Entropy magic have different effects on bodies who been digitized.</text:span></text:p>
        </text:list-item>
        <text:list-item>
          <text:p text:style-name="P137"><text:span text:style-name="T239">Extrusion</text:span><text:span text:style-name="T57">: A </text:span><text:span text:style-name="T58">balloon shape</text:span><text:span text:style-name="T57"> in the </text:span><text:span text:style-name="T58">walls of</text:span><text:span text:style-name="T57"> reality </text:span><text:span text:style-name="T58">in</text:span><text:span text:style-name="T57"> a </text:span><text:span text:style-name="T239">Class E Sector</text:span><text:span text:style-name="T57"> or </text:span><text:span text:style-name="T239">the Overlay </text:span><text:span text:style-name="T58">made by stretching reality and leaving a small entrance</text:span><text:span text:style-name="T57">. </text:span><text:span text:style-name="T58">Mages build these Extrusions as a way to hide away a piece of reality where it shouldn’t be such as a Chantry inside a cleaning closet. May have more than one entrance with connections to the Overlay, Class E Sectors, and the Digital Web but never to the physical world. Can only be entered holistically.</text:span></text:p>
        </text:list-item>
        <text:list-item>
          <text:p text:style-name="P136"><text:span text:style-name="T241">Frag</text:span><text:span text:style-name="T60">: When a Digitized holistic traveler perishes through physical damage the data making up their body is scattered or fragmented across the sector. With enough effort they might be reconstructed trough </text:span><text:span text:style-name="T241">Defragging</text:span><text:span text:style-name="T60">.</text:span></text:p>
        </text:list-item>
        <text:list-item>
          <text:p text:style-name="P143"><text:span text:style-name="T241">M</text:span><text:span text:style-name="T235">eatspace</text:span><text:span text:style-name="T28">: A Virtual Adept term used for reality.</text:span></text:p>
        </text:list-item>
        <text:list-item>
          <text:p text:style-name="P138"><text:span text:style-name="T238">The Overlay</text:span><text:span text:style-name="T40">: </text:span><text:span text:style-name="T41">A unique augmented reality digital realm. The Overlay isn’t contained within the Digital Web. It is layered over top of the real Earth but entirely contained within the web of data surrounding everyone in the digital age.</text:span></text:p>
        </text:list-item>
        <text:list-item>
          <text:p text:style-name="P139"><text:span text:style-name="T244">T</text:span><text:span text:style-name="T245">he Real</text:span><text:span text:style-name="T93">: Reality. The really real world. As opposed to the Overlay, the Digital Web, or any other region of the Umbra.</text:span></text:p>
        </text:list-item>
      </text:list>
      <text:p text:style-name="P11"/>
      <text:p text:style-name="P125">Chapter 1: Data Structure of Reality</text:p>
      <text:p text:style-name="P10"/>
      <text:p text:style-name="P10"/>
      <text:p text:style-name="P55"><text:span text:style-name="T259">&lt; </text:span>The Digital Web -&gt; Class E Sectors -&gt; The Overlay -&gt; Reality <text:span text:style-name="T259">&gt;</text:span></text:p>
      <text:p text:style-name="P115"><text:span text:style-name="T141">The structure of data in reality isn’t as bifurcated as it was in the 90’s. </text:span><text:span text:style-name="T142">Once upon a time if you wanted to access digital data a person, place, idea, what-have-you, you had to acquire that data from some physical location written onto media of some form, take it to a computer, and read it off a screen. The digital and real were quite separate. Data and the user connected more easily with the rise of Internet but most people did not have computers nor access to the Internet and data could move slowly access it. Today in many places you can step out your door, verbally ask your digital assistant how to get to that new restaurant you heard about, and have the assistant read back if the restaurant is open, when it opens, possibly it’s menu, and then read you directions on how to get there as your drive. </text:span><text:span text:style-name="T143">The tightening of data with static reality created two new types of realms between the strictly digital and the strictly real: Class E Sectors and The Overlay. </text:span><text:span text:style-name="T160">Mages in the know still believe these realms are part of the Umbra somehow but methods of accessing them are more technological than mystical.</text:span></text:p>
      <text:p text:style-name="P61"/>
      <text:p text:style-name="P116"><text:span text:style-name="T143">M</text:span><text:span text:style-name="T144">ages are familiar with the Umbra and the Gauntlet. To get from Earth into the Umbra you must pass through the Gauntlet. In some places the Gauntlet is thin enough someone could accidentally step from Earth into Umbra but in others it takes a lot to more effect to move from Earth to the Umbra. Virtual Adepts and members of the Technocracy have realized a similar phenomenon is taking place between Earth and the Digital Web. </text:span><text:span text:style-name="T145">In </text:span><text:span text:style-name="T146">places around the world supporting </text:span><text:span text:style-name="T145">high-/</text:span><text:span text:style-name="T146">hyper</text:span><text:span text:style-name="T145">tech </text:span><text:span text:style-name="T146">paradigms </text:span><text:span text:style-name="T145">(Beijing, Silicon Valley, large Technocratic chantries) </text:span><text:span text:style-name="T146">Mages have accidentally stepped into what is being called The Overlay. </text:span><text:span text:style-name="T147">A few Technocrats and Virtual Adepts can even Digitize themselves into the Overlay; a technological form of stepping sideways.</text:span></text:p>
      <text:p text:style-name="P56"/>
      <text:p text:style-name="P57"><text:span text:style-name="T259">&lt; </text:span><text:span text:style-name="T292">The Overlay is just outside of baseline reality </text:span><text:span text:style-name="T291">and</text:span><text:span text:style-name="T292"> closer to it than the Class E Sectors</text:span> <text:span text:style-name="T259">&gt;</text:span></text:p>
      <text:p text:style-name="P119"><text:span text:style-name="T151">The Overlay sits just outside </text:span><text:span text:style-name="T152">our shared</text:span><text:span text:style-name="T151"> Earth reality. </text:span><text:span text:style-name="T153">It is, almost, an exact copy of Earth but viewed from the perspective of </text:span><text:span text:style-name="T155">d</text:span><text:span text:style-name="T153">ata. </text:span><text:span text:style-name="T154">Data can sometimes show the truth of a thing or hide it behind a veneer of credibility and so certain objects and people may </text:span><text:span text:style-name="T155">appear differently in the overlay. Changes made here may or may not Bleed over into reality. </text:span><text:span text:style-name="T158">All living creatures have some form of reflection into the Overlay. What you won’t typically find is purely digital denizens running as you do in the Digital Web.</text:span><text:span text:style-name="T155"> </text:span><text:span text:style-name="T150">From the Overlay you can move into the Digital Web through an act of will alone but you get there by passing through the Class E Sectors.</text:span></text:p>
      <text:p text:style-name="P57"/>
      <text:p text:style-name="P56"/>
      <text:p text:style-name="P114"><text:span text:style-name="T137">&lt; </text:span><text:span text:style-name="T138">Class E Sectors sit much closer to </text:span><text:span text:style-name="T139">the DW than reality</text:span><text:span text:style-name="T138">. They take on the general shape, size, and rules of Earth.</text:span><text:span text:style-name="T140"> </text:span><text:span text:style-name="T137">&gt;</text:span></text:p>
      <text:p text:style-name="P119"><text:span text:style-name="T150">C</text:span><text:span text:style-name="T156">loser to digital than real but still bound by some rules of reality are the Class E Sectors. </text:span><text:span text:style-name="T157">No one is completely certain whether the Class E Sectors are in fact Sectors in the Digital Web or something else entirely. Similar to the Overlay each is mirror somehow of Earth but through warped lenses. </text:span><text:span text:style-name="T158">All share Earth’s basic shape, size, gravity, etc. and most share its man made structures as well but the similarities stop there. You can’t assume anything else about a Class E Sector. Zombie apocolypse world? Yep. Planet sized Victorian England where everyone acts like a Jane Austen novel? Got one of those too. Class E Sectors do not contain a reflection of any living creature. Unless you </text:span><text:span text:style-name="T159">happen across another traveler every living thing you encounter in a Class E Sector is a purely digital being. Which cannot travel to reality. From a Class E Sector you can travel to the Digital Web directly through an access point. What these access points look like and where they do depends on the Class E Sector and the Digital Web Sector it connects to.</text:span></text:p>
      <text:p text:style-name="P62"/>
      <text:p text:style-name="P13"><text:soft-page-break/></text:p>
      <text:p text:style-name="P29"><text:span text:style-name="T259">&lt; </text:span>Extrusions (Blue Boxes)<text:span text:style-name="T260"> </text:span><text:span text:style-name="T259">&gt;</text:span></text:p>
      <text:p text:style-name="P120">Both the Overlay and, to a larger extent, the Class E Sectors are more malleable than static reality or a formatted Sector in the Digital Web. <text:span text:style-name="T295">All of these new digital frontiers appear to be in flux waiting for something to change before their final forms </text:span><text:span text:style-name="T296">settle into the Umbra. </text:span><text:span text:style-name="T297">In the meantime a clever Mage with the right knowledge and some time to kill can make a new home here. Literally. With appropriate Spheres a Mage can bend and stretch reality in the Overlay and Class E Sectors to change their physical space and how they map onto reality. </text:span><text:span text:style-name="T298">This trick is easy in a Class E Sectors but they are often dangerous and unstable. In the Overlay this malleability can create an Extrusion i</text:span><text:span text:style-name="T299">n </text:span><text:span text:style-name="T298">digital reality. </text:span><text:span text:style-name="T300">Extrusions become their own little pockets of reality or even their own Reality Zones and make a perfect hiding place for a chantry. The standard tricks are to either hide your Extrusion behind a door that doesn’t exist in the real world or else to warp the space of an existing place in the real world to make it larger. The Virtual Adepts like to call Extrusions like these Blue Boxes after a certain British television show (“It’s bigger on the inside!”).</text:span></text:p>
      <text:p text:style-name="P28"/>
      <text:p text:style-name="P29"><text:span text:style-name="T259">&lt; </text:span>Frag/Defrag<text:span text:style-name="T260"> </text:span><text:span text:style-name="T259">&gt;</text:span></text:p>
      <text:p text:style-name="P13"/>
      <text:p text:style-name="P29"><text:span text:style-name="T259">&lt; </text:span>Bio-immersion vs Digitization<text:span text:style-name="T260"> </text:span><text:span text:style-name="T259">&gt;</text:span></text:p>
      <text:p text:style-name="P129"><text:span text:style-name="T293">Chapter </text:span><text:span text:style-name="T294">2</text:span><text:span text:style-name="T293">: The Overlay</text:span></text:p>
      <text:p text:style-name="P58"/>
      <text:p text:style-name="P59">“Do you believe that my being stronger or faster has anything to do with my muscles in this place? Do you think that's air you're breathing now?”</text:p>
      <text:p text:style-name="P27">- <text:span text:style-name="T234">Morpheus, The Matrix</text:span></text:p>
      <text:p text:style-name="P27"/>
      <text:p text:style-name="P27"/>
      <text:p text:style-name="P100"><text:span text:style-name="T216">Your </text:span><text:span text:style-name="T215">Sleeper </text:span><text:span text:style-name="T214">augmented reality application</text:span><text:span text:style-name="T216">s work by overlaying additional data on top of </text:span><text:span text:style-name="T217">a</text:span><text:span text:style-name="T216"> digital </text:span><text:span text:style-name="T217">representation of the real world</text:span><text:span text:style-name="T216">. </text:span><text:span text:style-name="T218">An alternate reality is created by when you network together a number of devices all running the same application. You Mage can enter each reality and jump between them.</text:span></text:p>
      <text:p text:style-name="P100"/>
      <text:p text:style-name="P43">The Overlay, with a capital O, is different.</text:p>
      <text:p text:style-name="P43"/>
      <text:p text:style-name="P43"/>
      <text:p text:style-name="P43"/>
      <text:p text:style-name="P44">&lt; Digital world, out of sight, on top of our own &gt;</text:p>
      <text:p text:style-name="P44"/>
      <text:p text:style-name="P44">&lt; Unlike Class E Sectors, only one exists &gt;</text:p>
      <text:p text:style-name="P44"/>
      <text:p text:style-name="P45">&lt; Can only enter holistically. Can be Digitized or Bio-Immersion. &gt;</text:p>
      <text:p text:style-name="P45"/>
      <text:p text:style-name="P46">&lt; Only specific enlightened devices can peer into the Overlay</text:p>
      <text:p text:style-name="P44"/>
      <text:p text:style-name="P101"><text:span text:style-name="T92">&lt; Small changes never reflected into the Real. </text:span><text:span text:style-name="T94">Large changes may slowly be reflected into the Real with enough care and Quintessence.</text:span><text:span text:style-name="T92"> &gt;</text:span></text:p>
      <text:p text:style-name="P44"/>
      <text:p text:style-name="P102"><text:span text:style-name="T92">&lt; </text:span><text:span text:style-name="T28">Highly vulgar magic may appear in the Real &gt;</text:span></text:p>
      <text:p text:style-name="P47"/>
      <text:p text:style-name="P49">&lt; Bleed &gt;</text:p>
      <text:p text:style-name="P107"><text:span text:style-name="T109">Changes in the </text:span><text:span text:style-name="T108">real world affect the Overlay. </text:span><text:span text:style-name="T109">After all t</text:span><text:span text:style-name="T108">he Overlay is in a sense on top of the Real. </text:span><text:span text:style-name="T110">You might be considered sensible to th</text:span><text:span text:style-name="T115">ink this</text:span><text:span text:style-name="T110"> a one way street but</text:span><text:span text:style-name="T109"> </text:span><text:span text:style-name="T116">t</text:span><text:span text:style-name="T109">he first </text:span><text:span text:style-name="T108">Mages </text:span><text:span text:style-name="T110">to </text:span><text:span text:style-name="T109">explor</text:span><text:span text:style-name="T110">e</text:span><text:span text:style-name="T109"> the Overlay</text:span><text:span text:style-name="T108"> </text:span><text:span text:style-name="T109">learned the hard way that Effects in the Overlay can sometimes reflect into the Real. They called this reflection Bleed. </text:span><text:span text:style-name="T120">Intended primarily as a narrative tool Bleed is rules light and up to the Storyteller. The Storyteller may consider asking their players how they feel a given Effect might reflect into the real world.</text:span></text:p>
      <text:p text:style-name="P50"/>
      <text:p text:style-name="P52">What exactly causes Bleed isn’t always clear but there are two rules of thumb.</text:p>
      <text:p text:style-name="P53"/>
      <text:p text:style-name="P105"><text:span text:style-name="T117">First, the greater the intensity of the Effect the more likely it is to bleed over into the Real. </text:span><text:span text:style-name="T121">The exact definition of i</text:span><text:span text:style-name="T120">ntensity is </text:span><text:span text:style-name="T123">up to</text:span><text:span text:style-name="T121"> the Storyteller but suggestions are Effects causing high energy events (explosions, tornadoes, etc.) </text:span><text:span text:style-name="T122">or</text:span><text:span text:style-name="T121"> </text:span><text:span text:style-name="T122">affecting large areas (rain, area Effects of Life </text:span><text:span text:style-name="T124">or Entropy</text:span><text:span text:style-name="T122">), anything causing sudden emotional </text:span><text:span text:style-name="T124">change </text:span><text:span text:style-name="T122">in the Mage creating the effect or the target (extreme violence, strong Mind effects)</text:span><text:span text:style-name="T121">, and Effects using many Sphere dots or a high level Sphere effect. </text:span><text:span text:style-name="T124">Any Effect creating a lot of narrative drama is a good candidate for some form of Bleed.</text:span></text:p>
      <text:p text:style-name="P51"/>
      <text:p text:style-name="P106"><text:span text:style-name="T117">Second, t</text:span><text:span text:style-name="T111">he tighter an area of the Real is tied to technology, and specifically data, the easier it is for an Effect to bleed over into the real world. </text:span><text:span text:style-name="T112">Far from the background electronic noise of the modern world Bleed almost never happens. Creating a lush </text:span><text:span text:style-name="T113">o</text:span><text:span text:style-name="T112">asis in </text:span><text:span text:style-name="T113">Death Valley isn’t going to cause any problems. </text:span><text:span text:style-name="T125">T</text:span><text:span text:style-name="T114">ranslate that same Effect about a hundred miles east into the middle of Las Vegas </text:span><text:span text:style-name="T126">with its Internet </text:span><text:soft-page-break/><text:span text:style-name="T126">infrastructure and high tech casinos</text:span><text:span text:style-name="T114"> and </text:span><text:span text:style-name="T126">you have</text:span><text:span text:style-name="T118"> a different story</text:span><text:span text:style-name="T114">. </text:span><text:span text:style-name="T127">That same oasis Effect might find t</text:span><text:span text:style-name="T114">ourists walking through a particular part </text:span><text:span text:style-name="T129">of</text:span><text:span text:style-name="T128"> t</text:span><text:span text:style-name="T114">he strip in the baking sun surprised </text:span><text:span text:style-name="T127">by the </text:span><text:span text:style-name="T119">shade </text:span><text:span text:style-name="T127">of</text:span><text:span text:style-name="T119"> nonexistent trees and</text:span><text:span text:style-name="T114"> their shoes soaking wet with no explanation.</text:span></text:p>
      <text:p text:style-name="P54"/>
      <text:p text:style-name="P108"><text:span text:style-name="T114">S</text:span><text:span text:style-name="T130">ystems-wise the Storyteller could allow players to try to create a specific Bleed Effect from a convincingly similar Effect in the Overlay. For example </text:span></text:p>
      <text:p text:style-name="P27"/>
      <text:p text:style-name="P27"/>
      <text:p text:style-name="P27"/>
      <text:p text:style-name="P27"/>
      <text:p text:style-name="P14"/>
      <text:p text:style-name="P77"><text:span text:style-name="T91">&lt; </text:span><text:span text:style-name="T47">Your Icon’s default representation is as your real world self. It cannot be easily changed. Icon isn’t identical to yourself but is slightly altered by how your see yourself in your mind </text:span><text:span text:style-name="T49">(might be a bit embarrassing the first time)</text:span><text:span text:style-name="T47">. </text:span><text:span text:style-name="T48">Depending on the strength of your Internet/Digital Web presence your appearance may be affected by how you act in those spaces. </text:span><text:span text:style-name="T91">&gt;</text:span></text:p>
      <text:p text:style-name="P14"/>
      <text:p text:style-name="P14"/>
      <text:p text:style-name="P127">Interlude: Race Conditions</text:p>
      <text:p text:style-name="P15"/>
      <text:p text:style-name="P15"/>
      <text:p text:style-name="P118"><text:span text:style-name="T54">&lt; Running from an Aigent, using vulgar magic, </text:span><text:span text:style-name="T89">argument about a mother and daughter caught in vulgar blast (data bomb left in a car they crawl through? Aigent is over it when it blows). </text:span><text:span text:style-name="T90">Ends at the Extrusion Chantry </text:span><text:span text:style-name="T54">&gt;</text:span></text:p>
      <text:p text:style-name="P15"/>
      <text:p text:style-name="P15"/>
      <text:p text:style-name="P15"><text:span text:style-name="T256">Clara turned the knob and </text:span><text:span text:style-name="T257">swung </text:span><text:span text:style-name="T256">open the opened the door that shouldn’t have been there. Instead of a room on the other </text:span><text:span text:style-name="T257">side</text:span><text:span text:style-name="T256"> a wall of blackness greete</text:span><text:span text:style-name="T257">d</text:span><text:span text:style-name="T256"> the pair. </text:span><text:span text:style-name="T257">It gave no reflection. “Quickly, c’mon” Clara urged. “The Technocracy’s monitors probably picked up on the trouble we caused back there. We should get out of here.” </text:span><text:span text:style-name="T258">They stepped into the darkness.</text:span></text:p>
      <text:p text:style-name="P130"><text:span text:style-name="T293">Chapter </text:span><text:span text:style-name="T294">3</text:span><text:span text:style-name="T293">: The Borderlands</text:span></text:p>
      <text:p text:style-name="P15"/>
      <text:p text:style-name="P79">“Besides, interesting things happen along borders—transitions—not in the middle where everything is the same.”</text:p>
      <text:p text:style-name="P60">- Neal Stephenson, Snow Crash</text:p>
      <text:p text:style-name="P126">Chapter 4: Tools of the Revolution</text:p>
      <text:p text:style-name="P14"/>
      <text:p text:style-name="P14"/>
      <text:p text:style-name="P14">Rotes</text:p>
      <text:list xml:id="list3371679180" text:style-name="L2">
        <text:list-item>
          <text:p text:style-name="P145"><text:span text:style-name="T45">T</text:span><text:span text:style-name="T28">unneling (Corr 3/Data 3): Opens a portal to any Class E Sector for holistic immersion. </text:span><text:span text:style-name="T46">Adding Life 1 opens into the Overlay instead. Without Life 1 this rote never enters into the Overlay.</text:span></text:p>
        </text:list-item>
        <text:list-item>
          <text:p text:style-name="P144"><text:span text:style-name="T45">Digitize</text:span><text:span text:style-name="T42"> </text:span><text:span text:style-name="T43">(Corr/</text:span><text:span text:style-name="T44">Data</text:span><text:span text:style-name="T43"> 3, </text:span><text:span text:style-name="T45">Life 2, Force 2</text:span><text:span text:style-name="T43">)</text:span><text:span text:style-name="T42">: </text:span><text:span text:style-name="T43">Opens a portal to the Overlay </text:span><text:span text:style-name="T45">for holistic immersion</text:span><text:span text:style-name="T43">. </text:span><text:span text:style-name="T44">The digital equivalent of stepping sideways. </text:span><text:span text:style-name="T45">You convert your body into pure signals and data on entry.</text:span><text:span text:style-name="T44"> You are data in the Overlay </text:span><text:span text:style-name="T45">and can be affected as such</text:span><text:span text:style-name="T44">.</text:span></text:p>
        </text:list-item>
      </text:list>
      <text:p text:style-name="P14"/>
      <text:p text:style-name="P14"/>
      <text:p text:style-name="P14"/>
      <text:p text:style-name="P128">Conclusion: Bleed</text:p>
      <text:p text:style-name="P16"/>
      <text:p text:style-name="P93"><text:span text:style-name="T55">Noor had known Clara for a long time. She was not at all surprised a Chantry </text:span><text:span text:style-name="T61">supported</text:span><text:span text:style-name="T55"> by Clara would be complete chaos in the inside. </text:span><text:span text:style-name="T56">Clara explained it was built inside an Extrusion and didn’t have to confirm to the normal laws of reality imposed by the Overlay. </text:span><text:span text:style-name="T62">Noor had to stop a few times as they walked to close her eyes and take a breath. Some of the stairways and hallways in this place would have made Escher vomit. “</text:span><text:span text:style-name="T63">We built it like this for defense.” Clara claimed. “Any enemy will be disoriented which gives us the advantage or a chance to escape.” Noor suspected it had more to do with Clara and the VAs trying to prove how Elite they were. </text:span><text:span text:style-name="T62">“</text:span><text:span text:style-name="T64">You up for a visit to our infirmary? The war for Reality 2.0 is heating up our there. As you’ve seen. Might be a poor soul could use your medical expertise.”</text:span></text:p>
      <text:p text:style-name="P31"/>
      <text:p text:style-name="P31">“Sure,” said Noor, and “But I’m not sure what help my kind of medicine will be in a Digital world.”ou’</text:p>
      <text:p text:style-name="P31"/>
      <text:p text:style-name="P93"><text:span text:style-name="T64">“You’d be surprised. Not all of us are Elite enough to fully Digitize ourselves.” said Clara. A moment later they arrived as a door with no obvious handle. As they approached it split down the middle with each half sliding out of the way with an audible </text:span><text:span text:style-name="T22">whoosh</text:span><text:span text:style-name="T261">. As they passed through it closed with the same sound.</text:span></text:p>
      <text:p text:style-name="P92"/>
      <text:p text:style-name="P91"><text:span text:style-name="T50">For a</text:span><text:span text:style-name="T69">n infimary</text:span><text:span text:style-name="T50">, it sure looked like the medical bay of high budget sci-fi film. The one large room contained eight small beds. Around each bed projectors created holographic displays of </text:span><text:span text:style-name="T51">each patient’s</text:span><text:span text:style-name="T50"> internal </text:span><text:span text:style-name="T51">organs, sequenced DNA, and</text:span><text:span text:style-name="T50"> vital signs. </text:span><text:span text:style-name="T53">Noor noticed a pair of, apparently alien,</text:span><text:span text:style-name="T51"> </text:span><text:span text:style-name="T52">nurses </text:span><text:span text:style-name="T53">on duty; both humanoid. One was hairless with intense ridges all over its head and the other could have passed for human except for the pair of tentacles attached at the shoulder blades. </text:span><text:span text:style-name="T65">A small crystalline structure in the center of the room projected several copies of a man clearly intended to look like a doctor by the bedside of several patients. Another copy popped into existence just in front of Noor and Clara. </text:span><text:span text:style-name="T67">Partially transparent and flicking shades of green made it look like a CRT from the early eighties had suddenly gone three dimensional.</text:span></text:p>
      <text:p text:style-name="P32"/>
      <text:p text:style-name="P91"><text:span text:style-name="T53">“</text:span><text:span text:style-name="T65">Good day, Clara.” it said facing her and turning to Noor “Good day, Bioform.”</text:span></text:p>
      <text:p text:style-name="P33"/>
      <text:p text:style-name="P91"><text:span text:style-name="T65">“Don’t be an asshole Doc. </text:span><text:span text:style-name="T66">You could just ask her name. How many times have I told you?</text:span><text:span text:style-name="T65">” </text:span><text:span text:style-name="T66">Clara said</text:span><text:span text:style-name="T65">. “This is Noor. </text:span><text:span text:style-name="T68">Noor, this is Doc.</text:span><text:span text:style-name="T65"> </text:span><text:span text:style-name="T68">Noor is </text:span><text:span text:style-name="T65">a </text:span><text:span text:style-name="T23">real</text:span><text:span text:style-name="T65"> doctor. Best one I know. Present company included. </text:span><text:span text:style-name="T68">She wants to help. What can she do? </text:span><text:span text:style-name="T69">She’s good with combat injuries.</text:span><text:span text:style-name="T65">”</text:span></text:p>
      <text:p text:style-name="P33"/>
      <text:p text:style-name="P91"><text:span text:style-name="T65">“</text:span><text:span text:style-name="T68">Right this wa</text:span><text:span text:style-name="T69">y.” Doc said, waving </text:span><text:span text:style-name="T75">a </text:span><text:span text:style-name="T69">welcoming arm toward the middle of the med bay. “I’ll see you at bed 2.”</text:span></text:p>
      <text:p text:style-name="P34"/>
      <text:p text:style-name="P35">They found bed 2 and stood beside it. Doc popped in again on the other side of the patient. “This unfortunate soul is suffering from a plasma cannon discharge through the chest. I’ve yet to identify how to stop the hemorrhaging.”</text:p>
      <text:p text:style-name="P30"/>
      <text:p text:style-name="P95"><text:span text:style-name="T69">Noor took a good look at the patient. Her brain took a moment to catch up with what she was seeing. The patient wore no clothes. It possessed a human shape but no apparent gender. Slightly glowing an electric blue the patient’s body lacked fine detail such as fingernails, hair, or clearly defined </text:span><text:span text:style-name="T71">iris and sclera. </text:span><text:span text:style-name="T77">It</text:span><text:span text:style-name="T72">’s wound would have been immediately fatal in the real world.</text:span><text:span text:style-name="T71"> A hole the size of a quarter passed completely through the torso where the heart should be and </text:span><text:span text:style-name="T73">the creature </text:span><text:span text:style-name="T71">appeared to be bleeding </text:span><text:span text:style-name="T24">data</text:span><text:span text:style-name="T71">. </text:span><text:span text:style-name="T72">Numbers, formulae, </text:span><text:span text:style-name="T73">and audio</text:span><text:span text:style-name="T72"> and video clips poured out of the wound </text:span><text:span text:style-name="T73">onto the floor. </text:span><text:soft-page-break/><text:span text:style-name="T76">Completely conscious, the creature did not appear to be in any distress.</text:span><text:span text:style-name="T73"> It turned its head slightly to face </text:span><text:span text:style-name="T78">Noor</text:span><text:span text:style-name="T73"> and spoke a few words. What came out </text:span><text:span text:style-name="T74">was radio static</text:span><text:span text:style-name="T73">.</text:span></text:p>
      <text:p text:style-name="P37"/>
      <text:p text:style-name="P95"><text:span text:style-name="T73">Stunned Noor said </text:span><text:span text:style-name="T70">“</text:span><text:span text:style-name="T50">I’m a good field doctor but I </text:span><text:span text:style-name="T73">have no idea what you</text:span><text:span text:style-name="T69"> expect me to do with this.”</text:span></text:p>
      <text:p text:style-name="P36"/>
      <text:p text:style-name="P96"><text:span text:style-name="T69">“</text:span><text:span text:style-name="T79">Biologicals only, Doc.” said Clara as she tried to give Doc a light bop on the back of the head. Her hand simply passed through the projection’s head. Clara pulled her hand back with a childish look that said </text:span><text:span text:style-name="T25">well I feel stupid</text:span><text:span text:style-name="T79"> and stuttered. “Uh – well – look I can take care of this one. I’m an experts on BOBs.”</text:span></text:p>
      <text:p text:style-name="P38"/>
      <text:p text:style-name="P38">“’Bob’s?” asked Noor?</text:p>
      <text:p text:style-name="P38"/>
      <text:p text:style-name="P38">“Yeah. Binary Only Badass. BOB. Enlightened combat AI programs.” she turned to Doc. “What else you have for Noor?”</text:p>
      <text:p text:style-name="P38"/>
      <text:p text:style-name="P38">“Nothing at the moment. Though I did receive notification a few moments ago of two biologicals being brought in for treatment. Two Sleepers injured in your pyrotechnics display outside. They’ve been rendered unconscious and brought in for treatment.”</text:p>
      <text:p text:style-name="P39"/>
      <text:p text:style-name="P94"><text:span text:style-name="T69">“</text:span><text:span text:style-name="T79">What?” cried Noor. She spun on Clara. “</text:span><text:span text:style-name="T80">You said it was safe! That we wouldn’t touch the real world!”</text:span></text:p>
      <text:p text:style-name="P40"/>
      <text:p text:style-name="P97"><text:span text:style-name="T80">T</text:span><text:span text:style-name="T81">he entrance Noor and Clara came through opened with a </text:span><text:span text:style-name="T26">swoosh</text:span><text:span text:style-name="T81"> and in came several two paramedics. Or what casually looked like paramedics. They each had blank looks and appeared identical. Noor bet they were robots with quickly tossed together disguises. They carried a pair of unconscious forms. The mother and daughter they passed outside which Clara swore were fine. Noor ran over as the paramedics carried them to two empty beds. Noor’s well worn triage training kicked in. She quickly looked them over. The child appeared fine. Some bumps, bruises, and cuts and a little singed but otherwise OK. The girls mother was less so. Noor could see some bits of shrapnel embedded in the left side of the woman’s face. And a whole lot of blood. There was no way of telling exactly how bad the injuries would be but given the size of the explosion the two were caught in Noor was surprised these two weren’t in pieces.</text:span></text:p>
      <text:p text:style-name="P41"/>
      <text:p text:style-name="P99"><text:span text:style-name="T81">C</text:span><text:span text:style-name="T82">lara had followed behind as Noor examined the new patients</text:span><text:span text:style-name="T84">. She looked at them in horror as Noor got </text:span><text:span text:style-name="T85">herself </text:span><text:span text:style-name="T84">ready and </text:span><text:span text:style-name="T85">began</text:span><text:span text:style-name="T84"> treat</text:span><text:span text:style-name="T85">ing</text:span><text:span text:style-name="T84"> the mother, dabbing away blood and pulling out bits of metal.</text:span><text:span text:style-name="T82"> “The</text:span><text:span text:style-name="T83">y, they, they should have been fine!” she stuttered, </text:span><text:span text:style-name="T84">her normal show of bravado gone</text:span><text:span text:style-name="T83">. “The Overlay doesn’t normally touch reality. Yes, a large display can sometimes affect the real world. We call if Bleed. But I carefully calibrated that explosion. This shouldn’t have happened!”</text:span></text:p>
      <text:p text:style-name="P42"/>
      <text:p text:style-name="P98"><text:span text:style-name="T83">Noor spun around, her face all rage. “Bleed.” She spat the word out with all the condemnation she could muster. “</text:span><text:span text:style-name="T84">Right. </text:span><text:span text:style-name="T83">I can see why you call it that.” she said giving Clara a small push backward leaving a bloody hand print over the front of Clara’s t-shirt. “</text:span><text:span text:style-name="T84">Get out of here.” Noor said turning back to her patient. “</text:span><text:span text:style-name="T86">You’ve done enough. And I’ve got yet another innocent so save from someone else’s shitty war.”</text:span></text:p>
      <text:p text:style-name="P30"/>
      <text:p text:style-name="P3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9T09:42:24.140085037</meta:creation-date>
    <meta:generator>LibreOffice/6.4.6.2$Linux_X86_64 LibreOffice_project/40$Build-2</meta:generator>
    <dc:date>2021-03-29T09:13:41.267548448</dc:date>
    <meta:editing-duration>P1DT5H42M6S</meta:editing-duration>
    <meta:editing-cycles>307</meta:editing-cycles>
    <meta:document-statistic meta:table-count="0" meta:image-count="0" meta:object-count="0" meta:page-count="19" meta:paragraph-count="136" meta:word-count="6646" meta:character-count="37036" meta:non-whitespace-character-count="30530"/>
  </office:meta>
</office:document-meta>
</file>